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LV" svg:font-family="HLV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37in"/>
    </style:style>
    <style:style style:name="co2" style:family="table-column">
      <style:table-column-properties fo:break-before="auto" style:column-width="3.6634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PageStyle_5f_Table_20_8.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4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8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3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24" style:family="table-cell" style:parent-style-name="Default">
      <style:text-properties fo:color="#80808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HLV" fo:font-size="10pt" fo:font-style="normal" fo:text-shadow="none" style:text-underline-style="none" fo:font-weight="normal" style:font-name-asian="HLV" style:font-size-asian="10pt" style:font-style-asian="normal" style:font-weight-asian="normal" style:font-name-complex="HLV" style:font-size-complex="10pt" style:font-style-complex="normal" style:font-weight-complex="normal"/>
    </style:style>
    <style:style style:name="ce28" style:family="table-cell" style:parent-style-name="Default" style:data-style-name="N1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HLV" fo:font-size="10pt" fo:font-style="normal" fo:text-shadow="none" style:text-underline-style="none" fo:font-weight="normal" style:font-name-asian="HLV" style:font-size-asian="10pt" style:font-style-asian="normal" style:font-weight-asian="normal" style:font-name-complex="HLV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 style:data-style-name="N1"/>
    <style:style style:name="ce31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5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6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7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8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8" style:family="table-cell" style:parent-style-name="Default" style:data-style-name="N0">
      <style:table-cell-properties fo:background-color="#c0c0c0"/>
      <style:text-properties fo:color="#ff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8.3" table:style-name="ta1" table:print-ranges="'Table 8.3'.A1:'Table 8.3'.Y119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8" table:default-cell-style-name="ce11"/>
        <table:table-column table:style-name="co9" table:number-columns-repeated="236" table:default-cell-style-name="ce11"/>
        <table:table-column table:style-name="co8" table:number-columns-repeated="762" table:default-cell-style-name="Default"/>
        <table:table-header-rows>
          <table:table-row table:style-name="ro1">
            <table:table-cell table:style-name="ce1" office:value-type="string">
              <text:p>Released: February 2010</text:p>
            </table:table-cell>
            <table:table-cell table:style-name="ce12" table:number-columns-repeated="2"/>
            <table:table-cell table:style-name="ce24" table:number-columns-repeated="1021"/>
          </table:table-row>
          <table:table-row table:style-name="ro1">
            <table:table-cell table:style-name="ce1" office:value-type="string">
              <text:p>Next MECS will be conducted in 2010</text:p>
            </table:table-cell>
            <table:table-cell table:style-name="ce12" table:number-columns-repeated="2"/>
            <table:table-cell table:style-name="ce24" table:number-columns-repeated="1021"/>
          </table:table-row>
          <table:table-row table:style-name="ro2">
            <table:table-cell table:style-name="ce2" office:value-type="string">
              <text:p>Table 8.3 <text:s/>Number of Establishments by Usage of Cogeneration Technologies, 2006;</text:p>
            </table:table-cell>
            <table:table-cell table:style-name="ce13" table:number-columns-repeated="1023"/>
          </table:table-row>
          <table:table-row table:style-name="ro3">
            <table:table-cell table:style-name="ce2" office:value-type="string">
              <text:p><text:s text:c="24"/>Level: National Data; </text:p>
            </table:table-cell>
            <table:table-cell table:style-name="ce13" table:number-columns-repeated="1023"/>
          </table:table-row>
          <table:table-row table:style-name="ro3">
            <table:table-cell table:style-name="ce2" office:value-type="string">
              <text:p><text:s text:c="24"/>Row: NAICS Codes;</text:p>
            </table:table-cell>
            <table:table-cell table:style-name="ce13" table:number-columns-repeated="1023"/>
          </table:table-row>
          <table:table-row table:style-name="ro2">
            <table:table-cell table:style-name="ce2" office:value-type="string">
              <text:p><text:s text:c="24"/>Column: Usage within Cogeneration Technologies;</text:p>
            </table:table-cell>
            <table:table-cell table:style-name="ce13" table:number-columns-repeated="1023"/>
          </table:table-row>
          <table:table-row table:style-name="ro3">
            <table:table-cell table:style-name="ce2" office:value-type="string">
              <text:p><text:s text:c="24"/>Unit: Establishment Counts.</text:p>
            </table:table-cell>
            <table:table-cell table:style-name="ce13" table:number-columns-repeated="1023"/>
          </table:table-row>
          <table:table-row table:style-name="ro3">
            <table:table-cell table:style-name="ce2"/>
            <table:table-cell table:style-name="ce13" table:number-columns-repeated="1023"/>
          </table:table-row>
          <table:table-row table:style-name="ro3">
            <table:table-cell table:style-name="ce2"/>
            <table:table-cell table:style-name="ce13" table:number-columns-repeated="8"/>
            <table:table-cell table:style-name="ce25" office:value-type="string">
              <text:p>Establishments</text:p>
            </table:table-cell>
            <table:table-cell table:style-name="ce13" table:number-columns-repeated="1014"/>
          </table:table-row>
          <table:table-row table:style-name="ro1">
            <table:table-cell table:style-name="ce2" table:number-columns-repeated="9"/>
            <table:table-cell table:style-name="ce25" office:value-type="string">
              <text:p>with Any</text:p>
            </table:table-cell>
            <table:table-cell table:style-name="ce33" office:value-type="string" table:number-columns-spanned="3" table:number-rows-spanned="2">
              <text:p><text:s/>Steam Turbines Supplied by Either Conventional or Fluidized Bed Boilers</text:p>
            </table:table-cell>
            <table:covered-table-cell table:style-name="ce39"/>
            <table:covered-table-cell table:style-name="ce41"/>
            <table:table-cell table:style-name="ce33" office:value-type="string" table:number-columns-spanned="3" table:number-rows-spanned="2">
              <text:p>Conventional Combusion Turbines with Heat Recovery</text:p>
            </table:table-cell>
            <table:covered-table-cell table:style-name="ce44"/>
            <table:covered-table-cell table:style-name="ce46"/>
            <table:table-cell table:style-name="ce33" office:value-type="string" table:number-columns-spanned="3" table:number-rows-spanned="2">
              <text:p>Combined-Cycle Combusion Turbines</text:p>
            </table:table-cell>
            <table:covered-table-cell table:style-name="ce44"/>
            <table:covered-table-cell table:style-name="ce46"/>
            <table:table-cell table:style-name="ce33" office:value-type="string" table:number-columns-spanned="3" table:number-rows-spanned="2">
              <text:p>Internal Combusion Engines with Heat Recovery</text:p>
            </table:table-cell>
            <table:covered-table-cell table:style-name="ce44"/>
            <table:covered-table-cell table:style-name="ce46"/>
            <table:table-cell table:style-name="ce33" office:value-type="string" table:number-columns-spanned="3" table:number-rows-spanned="2">
              <text:p><text:s/>Steam Turbines Supplied by Heat Recovered from High-Temperature Processes</text:p>
            </table:table-cell>
            <table:covered-table-cell table:style-name="ce44"/>
            <table:covered-table-cell table:style-name="ce46"/>
            <table:table-cell table:style-name="ce13"/>
            <table:table-cell table:style-name="ce2" office:value-type="string">
              <text:p><text:s/></text:p>
            </table:table-cell>
            <table:table-cell table:style-name="ce13" table:number-columns-repeated="997"/>
          </table:table-row>
          <table:table-row table:style-name="ro1">
            <table:table-cell table:style-name="ce2" table:number-columns-repeated="9"/>
            <table:table-cell table:style-name="ce25" office:value-type="string">
              <text:p>Cogeneration</text:p>
            </table:table-cell>
            <table:covered-table-cell table:style-name="ce34"/>
            <table:covered-table-cell table:style-name="ce40"/>
            <table:covered-table-cell table:style-name="ce42"/>
            <table:covered-table-cell table:style-name="ce43"/>
            <table:covered-table-cell table:style-name="ce45"/>
            <table:covered-table-cell table:style-name="ce47"/>
            <table:covered-table-cell table:style-name="ce43"/>
            <table:covered-table-cell table:style-name="ce45"/>
            <table:covered-table-cell table:style-name="ce47"/>
            <table:covered-table-cell table:style-name="ce43"/>
            <table:covered-table-cell table:style-name="ce45"/>
            <table:covered-table-cell table:style-name="ce47"/>
            <table:covered-table-cell table:style-name="ce43"/>
            <table:covered-table-cell table:style-name="ce45"/>
            <table:covered-table-cell table:style-name="ce47"/>
            <table:table-cell table:style-name="ce25" table:number-columns-repeated="2"/>
            <table:table-cell table:style-name="ce13" table:number-columns-repeated="997"/>
          </table:table-row>
          <table:table-row table:style-name="ro3">
            <table:table-cell table:style-name="ce2" office:value-type="string">
              <text:p>NAICS</text:p>
            </table:table-cell>
            <table:table-cell table:style-name="ce2" table:number-columns-repeated="2"/>
            <table:table-cell table:style-name="ce13" table:number-columns-repeated="6"/>
            <table:table-cell table:style-name="ce25" office:value-type="string">
              <text:p>Technology</text:p>
            </table:table-cell>
            <table:table-cell table:style-name="ce13"/>
            <table:table-cell table:style-name="ce25" table:number-columns-repeated="3"/>
            <table:table-cell table:style-name="ce13"/>
            <table:table-cell table:style-name="ce25"/>
            <table:table-cell table:style-name="ce13"/>
            <table:table-cell table:style-name="ce25" table:number-columns-repeated="10"/>
            <table:table-cell table:style-name="ce13" table:number-columns-repeated="997"/>
          </table:table-row>
          <table:table-row table:style-name="ro2">
            <table:table-cell table:style-name="ce2" office:value-type="string">
              <text:p>Code(a)</text:p>
            </table:table-cell>
            <table:table-cell table:style-name="ce2" office:value-type="string">
              <text:p>Subsector and Industry</text:p>
            </table:table-cell>
            <table:table-cell table:style-name="ce2"/>
            <table:table-cell table:style-name="ce25" office:value-type="string">
              <text:p>Establishments(b)</text:p>
            </table:table-cell>
            <table:table-cell table:style-name="ce25" table:number-columns-repeated="5"/>
            <table:table-cell table:style-name="ce32" office:value-type="string">
              <text:p>in Use(c)</text:p>
            </table:table-cell>
            <table:table-cell table:style-name="ce32" office:value-type="string">
              <text:p>In Use(d)</text:p>
            </table:table-cell>
            <table:table-cell table:style-name="ce25" office:value-type="string">
              <text:p>Not in Use</text:p>
            </table:table-cell>
            <table:table-cell table:style-name="ce25" office:value-type="string">
              <text:p>Don't Know</text:p>
            </table:table-cell>
            <table:table-cell table:style-name="ce32" office:value-type="string">
              <text:p>In Use(d)</text:p>
            </table:table-cell>
            <table:table-cell table:style-name="ce25" office:value-type="string">
              <text:p>Not in Use</text:p>
            </table:table-cell>
            <table:table-cell table:style-name="ce25" office:value-type="string">
              <text:p>Don't Know</text:p>
            </table:table-cell>
            <table:table-cell table:style-name="ce32" office:value-type="string">
              <text:p>In Use(d)</text:p>
            </table:table-cell>
            <table:table-cell table:style-name="ce25" office:value-type="string">
              <text:p>Not in Use</text:p>
            </table:table-cell>
            <table:table-cell table:style-name="ce25" office:value-type="string">
              <text:p>Don't Know</text:p>
            </table:table-cell>
            <table:table-cell table:style-name="ce32" office:value-type="string">
              <text:p>In Use(d)</text:p>
            </table:table-cell>
            <table:table-cell table:style-name="ce25" office:value-type="string">
              <text:p>Not in Use</text:p>
            </table:table-cell>
            <table:table-cell table:style-name="ce25" office:value-type="string">
              <text:p>Don't Know</text:p>
            </table:table-cell>
            <table:table-cell table:style-name="ce32" office:value-type="string">
              <text:p>In Use(d)</text:p>
            </table:table-cell>
            <table:table-cell table:style-name="ce25" office:value-type="string">
              <text:p>Not in Use</text:p>
            </table:table-cell>
            <table:table-cell table:style-name="ce25" office:value-type="string">
              <text:p>Don't Know</text:p>
            </table:table-cell>
            <table:table-cell table:style-name="ce25" table:number-columns-repeated="2"/>
            <table:table-cell table:style-name="ce13" table:number-columns-repeated="997"/>
          </table:table-row>
          <table:table-row table:style-name="ro4">
            <table:table-cell table:style-name="ce3"/>
            <table:table-cell table:style-name="ce14" table:number-columns-repeated="9"/>
            <table:table-cell table:number-columns-repeated="1014"/>
          </table:table-row>
        </table:table-header-rows>
        <table:table-row table:style-name="ro4">
          <table:table-cell table:style-name="ce4"/>
          <table:table-cell table:style-name="ce15" table:number-columns-repeated="2"/>
          <table:table-cell table:style-name="ce26" office:value-type="string">
            <text:p>Total United States</text:p>
          </table:table-cell>
          <table:table-cell table:style-name="ce26" table:number-columns-repeated="5"/>
          <table:table-cell table:style-name="ce15"/>
          <table:table-cell table:style-name="ce16" table:number-columns-repeated="15"/>
          <table:table-cell table:number-columns-repeated="999"/>
        </table:table-row>
        <table:table-row table:style-name="ro4">
          <table:table-cell table:style-name="ce5"/>
          <table:table-cell table:style-name="ce16" table:number-columns-repeated="2"/>
          <table:table-cell table:style-name="ce27" table:number-columns-repeated="19"/>
          <table:table-cell table:style-name="ce48" table:number-columns-repeated="3"/>
          <table:table-cell table:number-columns-repeated="999"/>
        </table:table-row>
        <table:table-row table:style-name="ro3">
          <table:table-cell table:style-name="ce6"/>
          <table:table-cell table:style-name="ce17" table:number-columns-repeated="2"/>
          <table:table-cell table:style-name="ce28" table:number-columns-repeated="14"/>
          <table:table-cell table:style-name="ce17" table:number-columns-repeated="1007"/>
        </table:table-row>
        <table:table-row table:style-name="ro4">
          <table:table-cell table:style-name="ce7" office:value-type="string">
            <text:p>311</text:p>
          </table:table-cell>
          <table:table-cell table:style-name="ce9" office:value-type="string">
            <text:p>Food</text:p>
          </table:table-cell>
          <table:table-cell table:style-name="ce20" office:value-type="string">
            <text:p>Food</text:p>
          </table:table-cell>
          <table:table-cell table:style-name="ce29" office:value-type="float" office:value="14128">
            <text:p>14,128</text:p>
          </table:table-cell>
          <table:table-cell table:style-name="ce30" table:formula="of:=IF(T([.J18])=&quot;&quot;;[.J18];[.D18]*[.$H$100])" office:value-type="float" office:value="297">
            <text:p>297</text:p>
          </table:table-cell>
          <table:table-cell table:style-name="ce30" table:formula="of:=IF(ISERROR([.D18]-[.E18]);[.D18];[.D18]-[.E18])" office:value-type="float" office:value="13831">
            <text:p>13831</text:p>
          </table:table-cell>
          <table:table-cell table:style-name="ce30" table:formula="of:=SUM([.E18:.E27])" office:value-type="float" office:value="571.170926345304">
            <text:p>571</text:p>
          </table:table-cell>
          <table:table-cell table:style-name="ce30" table:formula="of:=SUM([.F18:.F27])" office:value-type="float" office:value="21804.8290736547">
            <text:p>21805</text:p>
          </table:table-cell>
          <table:table-cell table:style-name="ce29"/>
          <table:table-cell table:style-name="ce29" office:value-type="float" office:value="297">
            <text:p>297</text:p>
          </table:table-cell>
          <table:table-cell table:style-name="ce29" office:value-type="float" office:value="99">
            <text:p>99</text:p>
          </table:table-cell>
          <table:table-cell table:style-name="ce29" office:value-type="float" office:value="11338">
            <text:p>11,338</text:p>
          </table:table-cell>
          <table:table-cell table:style-name="ce29" office:value-type="float" office:value="2691">
            <text:p>2,691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11217">
            <text:p>11,217</text:p>
          </table:table-cell>
          <table:table-cell table:style-name="ce29" office:value-type="float" office:value="2860">
            <text:p>2,86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333">
            <text:p>11,333</text:p>
          </table:table-cell>
          <table:table-cell table:style-name="ce29" office:value-type="float" office:value="2786">
            <text:p>2,786</text:p>
          </table:table-cell>
          <table:table-cell table:style-name="ce29" office:value-type="float" office:value="164">
            <text:p>164</text:p>
          </table:table-cell>
          <table:table-cell table:style-name="ce29" office:value-type="float" office:value="11129">
            <text:p>11,129</text:p>
          </table:table-cell>
          <table:table-cell table:style-name="ce29" office:value-type="float" office:value="2836">
            <text:p>2,836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1235">
            <text:p>11,235</text:p>
          </table:table-cell>
          <table:table-cell table:style-name="ce29" office:value-type="float" office:value="2884">
            <text:p>2,884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12</text:p>
          </table:table-cell>
          <table:table-cell table:style-name="ce9" office:value-type="string">
            <text:p><text:s text:c="2"/>Grain and Oilseed Milling</text:p>
          </table:table-cell>
          <table:table-cell table:style-name="ce21" office:value-type="string">
            <text:p>Food</text:p>
          </table:table-cell>
          <table:table-cell table:style-name="ce29" office:value-type="float" office:value="580">
            <text:p>580</text:p>
          </table:table-cell>
          <table:table-cell table:style-name="ce30" table:formula="of:=IF(T([.J19])=&quot;&quot;;[.J19];[.D19]*[.$H$100])" office:value-type="float" office:value="53">
            <text:p>53</text:p>
          </table:table-cell>
          <table:table-cell table:style-name="ce30" table:formula="of:=IF(ISERROR([.D19]-[.E19]);[.D19];[.D19]-[.E19])" office:value-type="float" office:value="527">
            <text:p>527</text:p>
          </table:table-cell>
          <table:table-cell table:style-name="ce30" table:number-columns-repeated="2"/>
          <table:table-cell table:style-name="ce29"/>
          <table:table-cell table:style-name="ce29" office:value-type="float" office:value="53">
            <text:p>53</text:p>
          </table:table-cell>
          <table:table-cell table:style-name="ce29" office:value-type="string">
            <text:p>Q</text:p>
          </table:table-cell>
          <table:table-cell table:style-name="ce29" office:value-type="float" office:value="499">
            <text:p>499</text:p>
          </table:table-cell>
          <table:table-cell table:style-name="ce29" office:value-type="float" office:value="38">
            <text:p>38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32">
            <text:p>532</text:p>
          </table:table-cell>
          <table:table-cell table:style-name="ce29" office:value-type="float" office:value="42">
            <text:p>42</text:p>
          </table:table-cell>
          <table:table-cell table:style-name="ce29" office:value-type="string">
            <text:p>W</text:p>
          </table:table-cell>
          <table:table-cell table:style-name="ce29" office:value-type="float" office:value="533">
            <text:p>533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Q</text:p>
          </table:table-cell>
          <table:table-cell table:style-name="ce29" office:value-type="float" office:value="533">
            <text:p>533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30">
            <text:p>530</text:p>
          </table:table-cell>
          <table:table-cell table:style-name="ce29" office:value-type="float" office:value="45">
            <text:p>45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 text:c="3"/>311221</text:p>
          </table:table-cell>
          <table:table-cell table:style-name="ce9" office:value-type="string">
            <text:p><text:s text:c="2"/>Wet Corn Milling</text:p>
          </table:table-cell>
          <table:table-cell table:style-name="ce20" office:value-type="string">
            <text:p>Food</text:p>
          </table:table-cell>
          <table:table-cell table:style-name="ce29" office:value-type="float" office:value="47">
            <text:p>47</text:p>
          </table:table-cell>
          <table:table-cell table:style-name="ce30" table:formula="of:=IF(T([.J20])=&quot;&quot;;[.J20];[.D20]*[.$H$100])" office:value-type="float" office:value="11">
            <text:p>11</text:p>
          </table:table-cell>
          <table:table-cell table:style-name="ce30" table:formula="of:=IF(ISERROR([.D20]-[.E20]);[.D20];[.D20]-[.E20])" office:value-type="float" office:value="36">
            <text:p>36</text:p>
          </table:table-cell>
          <table:table-cell table:style-name="ce30" table:number-columns-repeated="2"/>
          <table:table-cell table:style-name="ce29"/>
          <table:table-cell table:style-name="ce29" office:value-type="float" office:value="11">
            <text:p>11</text:p>
          </table:table-cell>
          <table:table-cell table:style-name="ce29" office:value-type="string">
            <text:p>W</text:p>
          </table:table-cell>
          <table:table-cell table:style-name="ce29" office:value-type="float" office:value="35">
            <text:p>35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9">
            <text:p>3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6">
            <text:p>6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 text:c="2"/>31131</text:p>
          </table:table-cell>
          <table:table-cell table:style-name="ce9" office:value-type="string">
            <text:p><text:s text:c="2"/>Sugar Manufacturing</text:p>
          </table:table-cell>
          <table:table-cell table:style-name="ce20" office:value-type="string">
            <text:p>Food</text:p>
          </table:table-cell>
          <table:table-cell table:style-name="ce29" office:value-type="float" office:value="77">
            <text:p>77</text:p>
          </table:table-cell>
          <table:table-cell table:style-name="ce30" table:formula="of:=IF(T([.J21])=&quot;&quot;;[.J21];[.D21]*[.$H$100])" office:value-type="float" office:value="46">
            <text:p>46</text:p>
          </table:table-cell>
          <table:table-cell table:style-name="ce30" table:formula="of:=IF(ISERROR([.D21]-[.E21]);[.D21];[.D21]-[.E21])" office:value-type="float" office:value="31">
            <text:p>31</text:p>
          </table:table-cell>
          <table:table-cell table:style-name="ce30" table:number-columns-repeated="2"/>
          <table:table-cell table:style-name="ce29"/>
          <table:table-cell table:style-name="ce29" office:value-type="float" office:value="46">
            <text:p>46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15">
            <text:p>15</text:p>
          </table:table-cell>
          <table:table-cell table:style-name="ce29" office:value-type="string">
            <text:p>W</text:p>
          </table:table-cell>
          <table:table-cell table:style-name="ce29" office:value-type="float" office:value="58">
            <text:p>58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7">
            <text:p>67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5">
            <text:p>65</text:p>
          </table:table-cell>
          <table:table-cell table:style-name="ce29" office:value-type="float" office:value="13">
            <text:p>13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14</text:p>
          </table:table-cell>
          <table:table-cell table:style-name="ce9" office:value-type="string">
            <text:p><text:s text:c="2"/>Fruit and Vegetable Preserving and Specialty Foods </text:p>
          </table:table-cell>
          <table:table-cell table:style-name="ce20" office:value-type="string">
            <text:p>Food</text:p>
          </table:table-cell>
          <table:table-cell table:style-name="ce29" office:value-type="float" office:value="1125">
            <text:p>1,125</text:p>
          </table:table-cell>
          <table:table-cell table:style-name="ce30" table:formula="of:=IF(T([.J22])=&quot;&quot;;[.J22];[.D22]*[.$H$100])" office:value-type="float" office:value="22">
            <text:p>22</text:p>
          </table:table-cell>
          <table:table-cell table:style-name="ce30" table:formula="of:=IF(ISERROR([.D22]-[.E22]);[.D22];[.D22]-[.E22])" office:value-type="float" office:value="1103">
            <text:p>1103</text:p>
          </table:table-cell>
          <table:table-cell table:style-name="ce30" table:number-columns-repeated="2"/>
          <table:table-cell table:style-name="ce29"/>
          <table:table-cell table:style-name="ce29" office:value-type="float" office:value="22">
            <text:p>22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956">
            <text:p>956</text:p>
          </table:table-cell>
          <table:table-cell table:style-name="ce29" office:value-type="float" office:value="163">
            <text:p>163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894">
            <text:p>894</text:p>
          </table:table-cell>
          <table:table-cell table:style-name="ce29" office:value-type="float" office:value="219">
            <text:p>219</text:p>
          </table:table-cell>
          <table:table-cell table:style-name="ce29" office:value-type="string">
            <text:p>W</text:p>
          </table:table-cell>
          <table:table-cell table:style-name="ce29" office:value-type="float" office:value="961">
            <text:p>961</text:p>
          </table:table-cell>
          <table:table-cell table:style-name="ce29" office:value-type="string">
            <text:p>W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955">
            <text:p>955</text:p>
          </table:table-cell>
          <table:table-cell table:style-name="ce29" office:value-type="float" office:value="166">
            <text:p>16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903">
            <text:p>903</text:p>
          </table:table-cell>
          <table:table-cell table:style-name="ce29" office:value-type="float" office:value="219">
            <text:p>219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15</text:p>
          </table:table-cell>
          <table:table-cell table:style-name="ce9" office:value-type="string">
            <text:p><text:s text:c="2"/>Dairy Products</text:p>
          </table:table-cell>
          <table:table-cell table:style-name="ce20" office:value-type="string">
            <text:p>Food</text:p>
          </table:table-cell>
          <table:table-cell table:style-name="ce29" office:value-type="float" office:value="1044">
            <text:p>1,044</text:p>
          </table:table-cell>
          <table:table-cell table:style-name="ce30" table:formula="of:=IF(T([.J23])=&quot;&quot;;[.J23];[.D23]*[.$H$100])" office:value-type="float" office:value="81">
            <text:p>81</text:p>
          </table:table-cell>
          <table:table-cell table:style-name="ce30" table:formula="of:=IF(ISERROR([.D23]-[.E23]);[.D23];[.D23]-[.E23])" office:value-type="float" office:value="963">
            <text:p>963</text:p>
          </table:table-cell>
          <table:table-cell table:style-name="ce30" table:number-columns-repeated="2"/>
          <table:table-cell table:style-name="ce29"/>
          <table:table-cell table:style-name="ce29" office:value-type="float" office:value="81">
            <text:p>81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897">
            <text:p>897</text:p>
          </table:table-cell>
          <table:table-cell table:style-name="ce29" office:value-type="float" office:value="141">
            <text:p>141</text:p>
          </table:table-cell>
          <table:table-cell table:style-name="ce29" office:value-type="string">
            <text:p>W</text:p>
          </table:table-cell>
          <table:table-cell table:style-name="ce29" office:value-type="float" office:value="896">
            <text:p>896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80">
            <text:p>880</text:p>
          </table:table-cell>
          <table:table-cell table:style-name="ce29" office:value-type="float" office:value="164">
            <text:p>164</text:p>
          </table:table-cell>
          <table:table-cell table:style-name="ce29" office:value-type="float" office:value="73">
            <text:p>73</text:p>
          </table:table-cell>
          <table:table-cell table:style-name="ce29" office:value-type="float" office:value="818">
            <text:p>818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91">
            <text:p>891</text:p>
          </table:table-cell>
          <table:table-cell table:style-name="ce29" office:value-type="float" office:value="153">
            <text:p>153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16</text:p>
          </table:table-cell>
          <table:table-cell table:style-name="ce9" office:value-type="string">
            <text:p><text:s text:c="2"/>Animal Slaughtering and Processing</text:p>
          </table:table-cell>
          <table:table-cell table:style-name="ce20" office:value-type="string">
            <text:p>Food</text:p>
          </table:table-cell>
          <table:table-cell table:style-name="ce29" office:value-type="float" office:value="1715">
            <text:p>1,715</text:p>
          </table:table-cell>
          <table:table-cell table:style-name="ce30" table:formula="of:=IF(T([.J24])=&quot;&quot;;[.J24];[.D24]*[.$H$100])" office:value-type="float" office:value="17.0149897552033">
            <text:p>17</text:p>
          </table:table-cell>
          <table:table-cell table:style-name="ce30" table:formula="of:=IF(ISERROR([.D24]-[.E24]);[.D24];[.D24]-[.E24])" office:value-type="float" office:value="1697.9850102448">
            <text:p>1698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49">
            <text:p>1,349</text:p>
          </table:table-cell>
          <table:table-cell table:style-name="ce29" office:value-type="float" office:value="366">
            <text:p>366</text:p>
          </table:table-cell>
          <table:table-cell table:style-name="ce29" office:value-type="string">
            <text:p>W</text:p>
          </table:table-cell>
          <table:table-cell table:style-name="ce29" office:value-type="float" office:value="1341">
            <text:p>1,341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70">
            <text:p>1,370</text:p>
          </table:table-cell>
          <table:table-cell table:style-name="ce29" office:value-type="float" office:value="345">
            <text:p>34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80">
            <text:p>1,380</text:p>
          </table:table-cell>
          <table:table-cell table:style-name="ce29" office:value-type="float" office:value="335">
            <text:p>33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71">
            <text:p>1,371</text:p>
          </table:table-cell>
          <table:table-cell table:style-name="ce29" office:value-type="float" office:value="344">
            <text:p>344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312</text:p>
          </table:table-cell>
          <table:table-cell table:style-name="ce9" office:value-type="string">
            <text:p>Beverage and Tobacco Products</text:p>
          </table:table-cell>
          <table:table-cell table:style-name="ce20" office:value-type="string">
            <text:p>Food</text:p>
          </table:table-cell>
          <table:table-cell table:style-name="ce29" office:value-type="float" office:value="1830">
            <text:p>1,830</text:p>
          </table:table-cell>
          <table:table-cell table:style-name="ce30" table:formula="of:=IF(T([.J25])=&quot;&quot;;[.J25];[.D25]*[.$H$100])" office:value-type="float" office:value="26">
            <text:p>26</text:p>
          </table:table-cell>
          <table:table-cell table:style-name="ce30" table:formula="of:=IF(ISERROR([.D25]-[.E25]);[.D25];[.D25]-[.E25])" office:value-type="float" office:value="1804">
            <text:p>1804</text:p>
          </table:table-cell>
          <table:table-cell table:style-name="ce30" table:number-columns-repeated="2"/>
          <table:table-cell table:style-name="ce29"/>
          <table:table-cell table:style-name="ce29" office:value-type="float" office:value="26">
            <text:p>26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511">
            <text:p>1,511</text:p>
          </table:table-cell>
          <table:table-cell table:style-name="ce29" office:value-type="float" office:value="299">
            <text:p>299</text:p>
          </table:table-cell>
          <table:table-cell table:style-name="ce29" office:value-type="string">
            <text:p>W</text:p>
          </table:table-cell>
          <table:table-cell table:style-name="ce29" office:value-type="float" office:value="1529">
            <text:p>1,529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Q</text:p>
          </table:table-cell>
          <table:table-cell table:style-name="ce29" office:value-type="float" office:value="1515">
            <text:p>1,515</text:p>
          </table:table-cell>
          <table:table-cell table:style-name="ce29" office:value-type="float" office:value="308">
            <text:p>308</text:p>
          </table:table-cell>
          <table:table-cell table:style-name="ce29" office:value-type="string">
            <text:p>Q</text:p>
          </table:table-cell>
          <table:table-cell table:style-name="ce29" office:value-type="float" office:value="1519">
            <text:p>1,519</text:p>
          </table:table-cell>
          <table:table-cell table:style-name="ce29" office:value-type="float" office:value="300">
            <text:p>30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525">
            <text:p>1,525</text:p>
          </table:table-cell>
          <table:table-cell table:style-name="ce29" office:value-type="float" office:value="295">
            <text:p>295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21</text:p>
          </table:table-cell>
          <table:table-cell table:style-name="ce9" office:value-type="string">
            <text:p><text:s text:c="2"/>Beverages</text:p>
          </table:table-cell>
          <table:table-cell table:style-name="ce20" office:value-type="string">
            <text:p>Food</text:p>
          </table:table-cell>
          <table:table-cell table:style-name="ce29" office:value-type="float" office:value="1758">
            <text:p>1,758</text:p>
          </table:table-cell>
          <table:table-cell table:style-name="ce30" table:formula="of:=IF(T([.J26])=&quot;&quot;;[.J26];[.D26]*[.$H$100])" office:value-type="float" office:value="17.4416046586865">
            <text:p>17</text:p>
          </table:table-cell>
          <table:table-cell table:style-name="ce30" table:formula="of:=IF(ISERROR([.D26]-[.E26]);[.D26];[.D26]-[.E26])" office:value-type="float" office:value="1740.55839534131">
            <text:p>1741</text:p>
          </table:table-cell>
          <table:table-cell table:style-name="ce30" table:number-columns-repeated="2"/>
          <table:table-cell table:style-name="ce29"/>
          <table:table-cell table:number-columns-repeated="3" table:style-name="ce29" office:value-type="string">
            <text:p>W</text:p>
          </table:table-cell>
          <table:table-cell table:style-name="ce29" office:value-type="float" office:value="299">
            <text:p>299</text:p>
          </table:table-cell>
          <table:table-cell table:style-name="ce29" office:value-type="string">
            <text:p>W</text:p>
          </table:table-cell>
          <table:table-cell table:style-name="ce29" office:value-type="float" office:value="1457">
            <text:p>1,457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Q</text:p>
          </table:table-cell>
          <table:table-cell table:style-name="ce29" office:value-type="float" office:value="1443">
            <text:p>1,443</text:p>
          </table:table-cell>
          <table:table-cell table:style-name="ce29" office:value-type="float" office:value="308">
            <text:p>308</text:p>
          </table:table-cell>
          <table:table-cell table:style-name="ce29" office:value-type="string">
            <text:p>Q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453">
            <text:p>1,453</text:p>
          </table:table-cell>
          <table:table-cell table:style-name="ce29" office:value-type="float" office:value="295">
            <text:p>295</text:p>
          </table:table-cell>
          <table:table-cell table:style-name="ce17" table:number-columns-repeated="999"/>
        </table:table-row>
        <table:table-row table:style-name="ro4">
          <table:table-cell table:style-name="ce7" office:value-type="string">
            <text:p><text:s/>3122</text:p>
          </table:table-cell>
          <table:table-cell table:style-name="ce9" office:value-type="string">
            <text:p><text:s text:c="2"/>Tobacco </text:p>
          </table:table-cell>
          <table:table-cell table:style-name="ce20" office:value-type="string">
            <text:p>Food</text:p>
          </table:table-cell>
          <table:table-cell table:style-name="ce29" office:value-type="float" office:value="72">
            <text:p>72</text:p>
          </table:table-cell>
          <table:table-cell table:style-name="ce30" table:formula="of:=IF(T([.J27])=&quot;&quot;;[.J27];[.D27]*[.$H$100])" office:value-type="float" office:value="0.714331931413782">
            <text:p>1</text:p>
          </table:table-cell>
          <table:table-cell table:style-name="ce30" table:formula="of:=IF(ISERROR([.D27]-[.E27]);[.D27];[.D27]-[.E27])" office:value-type="float" office:value="71.2856680685862">
            <text:p>71</text:p>
          </table:table-cell>
          <table:table-cell table:style-name="ce30" table:number-columns-repeated="2"/>
          <table:table-cell table:style-name="ce29"/>
          <table:table-cell table:number-columns-repeated="3" table:style-name="ce29" office:value-type="string">
            <text:p>W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72">
            <text:p>72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72">
            <text:p>72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2">
            <text:p>72</text:p>
          </table:table-cell>
          <table:table-cell table:style-name="ce29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13</text:p>
          </table:table-cell>
          <table:table-cell table:style-name="ce9" office:value-type="string">
            <text:p>Textile Mills</text:p>
          </table:table-cell>
          <table:table-cell table:style-name="ce20" office:value-type="string">
            <text:p>Apparel &amp; Textiles</text:p>
          </table:table-cell>
          <table:table-cell table:style-name="ce29" office:value-type="float" office:value="1966">
            <text:p>1,966</text:p>
          </table:table-cell>
          <table:table-cell table:style-name="ce30" table:formula="of:=IF(T([.J28])=&quot;&quot;;[.J28];[.D28]*[.$H$100])" office:value-type="float" office:value="84">
            <text:p>84</text:p>
          </table:table-cell>
          <table:table-cell table:style-name="ce30" table:formula="of:=IF(ISERROR([.D28]-[.E28]);[.D28];[.D28]-[.E28])" office:value-type="float" office:value="1882">
            <text:p>1882</text:p>
          </table:table-cell>
          <table:table-cell table:style-name="ce30" table:formula="of:=SUM([.E28:.E31])" office:value-type="float" office:value="117.057694381538">
            <text:p>117</text:p>
          </table:table-cell>
          <table:table-cell table:style-name="ce30" table:formula="of:=SUM([.F28:.F31])" office:value-type="float" office:value="11434.9423056185">
            <text:p>11435</text:p>
          </table:table-cell>
          <table:table-cell table:style-name="ce29"/>
          <table:table-cell table:style-name="ce29" office:value-type="float" office:value="84">
            <text:p>84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695">
            <text:p>1,695</text:p>
          </table:table-cell>
          <table:table-cell table:style-name="ce29" office:value-type="float" office:value="258">
            <text:p>258</text:p>
          </table:table-cell>
          <table:table-cell table:style-name="ce29" office:value-type="string">
            <text:p>W</text:p>
          </table:table-cell>
          <table:table-cell table:style-name="ce29" office:value-type="float" office:value="1642">
            <text:p>1,642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42">
            <text:p>1,642</text:p>
          </table:table-cell>
          <table:table-cell table:style-name="ce29" office:value-type="float" office:value="324">
            <text:p>324</text:p>
          </table:table-cell>
          <table:table-cell table:style-name="ce29" office:value-type="string">
            <text:p>W</text:p>
          </table:table-cell>
          <table:table-cell table:style-name="ce29" office:value-type="float" office:value="1642">
            <text:p>1,642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639">
            <text:p>1,639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14</text:p>
          </table:table-cell>
          <table:table-cell table:style-name="ce9" office:value-type="string">
            <text:p>Textile Product Mills</text:p>
          </table:table-cell>
          <table:table-cell table:style-name="ce20" office:value-type="string">
            <text:p>Apparel &amp; Textiles</text:p>
          </table:table-cell>
          <table:table-cell table:style-name="ce29" office:value-type="float" office:value="3332">
            <text:p>3,332</text:p>
          </table:table-cell>
          <table:table-cell table:style-name="ce30" table:formula="of:=IF(T([.J29])=&quot;&quot;;[.J29];[.D29]*[.$H$100])" office:value-type="float" office:value="33.0576943815378">
            <text:p>33</text:p>
          </table:table-cell>
          <table:table-cell table:style-name="ce30" table:formula="of:=IF(ISERROR([.D29]-[.E29]);[.D29];[.D29]-[.E29])" office:value-type="float" office:value="3298.94230561846">
            <text:p>3299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815">
            <text:p>2,815</text:p>
          </table:table-cell>
          <table:table-cell table:style-name="ce29" office:value-type="float" office:value="517">
            <text:p>517</text:p>
          </table:table-cell>
          <table:table-cell table:style-name="ce29" office:value-type="string">
            <text:p>W</text:p>
          </table:table-cell>
          <table:table-cell table:style-name="ce29" office:value-type="float" office:value="2813">
            <text:p>2,813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769">
            <text:p>2,769</text:p>
          </table:table-cell>
          <table:table-cell table:style-name="ce29" office:value-type="float" office:value="563">
            <text:p>563</text:p>
          </table:table-cell>
          <table:table-cell table:style-name="ce29" office:value-type="string">
            <text:p>W</text:p>
          </table:table-cell>
          <table:table-cell table:style-name="ce29" office:value-type="float" office:value="2769">
            <text:p>2,76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815">
            <text:p>2,815</text:p>
          </table:table-cell>
          <table:table-cell table:style-name="ce29" office:value-type="float" office:value="517">
            <text:p>517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15</text:p>
          </table:table-cell>
          <table:table-cell table:style-name="ce9" office:value-type="string">
            <text:p>Apparel</text:p>
          </table:table-cell>
          <table:table-cell table:style-name="ce20" office:value-type="string">
            <text:p>Apparel &amp; Textiles</text:p>
          </table:table-cell>
          <table:table-cell table:style-name="ce29" office:value-type="float" office:value="5567">
            <text:p>5,567</text:p>
          </table:table-cell>
          <table:table-cell table:style-name="ce30" table:formula="of:=IF(T([.J30])=&quot;&quot;;[.J30];[.D30]*[.$H$100])" office:value-type="float" office:value="0">
            <text:p>0</text:p>
          </table:table-cell>
          <table:table-cell table:style-name="ce30" table:formula="of:=IF(ISERROR([.D30]-[.E30]);[.D30];[.D30]-[.E30])" office:value-type="float" office:value="5567">
            <text:p>5567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4348">
            <text:p>4,348</text:p>
          </table:table-cell>
          <table:table-cell table:style-name="ce29" office:value-type="float" office:value="1219">
            <text:p>1,21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255">
            <text:p>4,255</text:p>
          </table:table-cell>
          <table:table-cell table:style-name="ce29" office:value-type="float" office:value="1312">
            <text:p>1,3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280">
            <text:p>4,280</text:p>
          </table:table-cell>
          <table:table-cell table:style-name="ce29" office:value-type="float" office:value="1287">
            <text:p>1,28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280">
            <text:p>4,280</text:p>
          </table:table-cell>
          <table:table-cell table:style-name="ce29" office:value-type="float" office:value="1287">
            <text:p>1,28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343">
            <text:p>4,343</text:p>
          </table:table-cell>
          <table:table-cell table:style-name="ce29" office:value-type="float" office:value="1224">
            <text:p>1,224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16</text:p>
          </table:table-cell>
          <table:table-cell table:style-name="ce9" office:value-type="string">
            <text:p>Leather and Allied Products</text:p>
          </table:table-cell>
          <table:table-cell table:style-name="ce20" office:value-type="string">
            <text:p>Apparel &amp; Textiles</text:p>
          </table:table-cell>
          <table:table-cell table:style-name="ce29" office:value-type="float" office:value="687">
            <text:p>687</text:p>
          </table:table-cell>
          <table:table-cell table:style-name="ce30" table:formula="of:=IF(T([.J31])=&quot;&quot;;[.J31];[.D31]*[.$H$100])" office:value-type="float" office:value="0">
            <text:p>0</text:p>
          </table:table-cell>
          <table:table-cell table:style-name="ce30" table:formula="of:=IF(ISERROR([.D31]-[.E31]);[.D31];[.D31]-[.E31])" office:value-type="float" office:value="687">
            <text:p>687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550">
            <text:p>550</text:p>
          </table:table-cell>
          <table:table-cell table:style-name="ce29" office:value-type="float" office:value="137">
            <text:p>13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84">
            <text:p>484</text:p>
          </table:table-cell>
          <table:table-cell table:style-name="ce29" office:value-type="float" office:value="203">
            <text:p>20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84">
            <text:p>484</text:p>
          </table:table-cell>
          <table:table-cell table:style-name="ce29" office:value-type="float" office:value="203">
            <text:p>20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84">
            <text:p>484</text:p>
          </table:table-cell>
          <table:table-cell table:style-name="ce29" office:value-type="float" office:value="203">
            <text:p>20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84">
            <text:p>484</text:p>
          </table:table-cell>
          <table:table-cell table:style-name="ce29" office:value-type="float" office:value="203">
            <text:p>203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1</text:p>
          </table:table-cell>
          <table:table-cell table:style-name="ce9" office:value-type="string">
            <text:p>Wood Product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10785">
            <text:p>10,785</text:p>
          </table:table-cell>
          <table:table-cell table:style-name="ce30" table:formula="of:=IF(T([.J32])=&quot;&quot;;[.J32];[.D32]*[.$H$100])" office:value-type="float" office:value="126">
            <text:p>126</text:p>
          </table:table-cell>
          <table:table-cell table:style-name="ce30" table:formula="of:=IF(ISERROR([.D32]-[.E32]);[.D32];[.D32]-[.E32])" office:value-type="float" office:value="10659">
            <text:p>10659</text:p>
          </table:table-cell>
          <table:table-cell table:style-name="ce30" table:formula="of:=SUM([.E32:.E41];[.E95])" office:value-type="float" office:value="808.894640353715">
            <text:p>809</text:p>
          </table:table-cell>
          <table:table-cell table:style-name="ce30" table:formula="of:=SUM([.F32:.F41];[.F95])" office:value-type="float" office:value="55365.1053596463">
            <text:p>55365</text:p>
          </table:table-cell>
          <table:table-cell table:style-name="ce29"/>
          <table:table-cell table:style-name="ce29" office:value-type="float" office:value="126">
            <text:p>126</text:p>
          </table:table-cell>
          <table:table-cell table:style-name="ce29" office:value-type="float" office:value="73">
            <text:p>73</text:p>
          </table:table-cell>
          <table:table-cell table:style-name="ce29" office:value-type="float" office:value="9133">
            <text:p>9,133</text:p>
          </table:table-cell>
          <table:table-cell table:style-name="ce29" office:value-type="float" office:value="1579">
            <text:p>1,579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9090">
            <text:p>9,090</text:p>
          </table:table-cell>
          <table:table-cell table:style-name="ce29" office:value-type="float" office:value="1677">
            <text:p>1,677</text:p>
          </table:table-cell>
          <table:table-cell table:style-name="ce29" office:value-type="string">
            <text:p>W</text:p>
          </table:table-cell>
          <table:table-cell table:style-name="ce29" office:value-type="float" office:value="9137">
            <text:p>9,137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Q</text:p>
          </table:table-cell>
          <table:table-cell table:style-name="ce29" office:value-type="float" office:value="8991">
            <text:p>8,991</text:p>
          </table:table-cell>
          <table:table-cell table:style-name="ce29" office:value-type="float" office:value="1748">
            <text:p>1,748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9216">
            <text:p>9,216</text:p>
          </table:table-cell>
          <table:table-cell table:style-name="ce29" office:value-type="float" office:value="1551">
            <text:p>1,55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1113</text:p>
          </table:table-cell>
          <table:table-cell table:style-name="ce9" office:value-type="string">
            <text:p><text:s text:c="2"/>Sawmill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2282">
            <text:p>2,282</text:p>
          </table:table-cell>
          <table:table-cell table:style-name="ce30" table:formula="of:=IF(T([.J33])=&quot;&quot;;[.J33];[.D33]*[.$H$100])" office:value-type="float" office:value="62">
            <text:p>62</text:p>
          </table:table-cell>
          <table:table-cell table:style-name="ce30" table:formula="of:=IF(ISERROR([.D33]-[.E33]);[.D33];[.D33]-[.E33])" office:value-type="float" office:value="2220">
            <text:p>2220</text:p>
          </table:table-cell>
          <table:table-cell table:style-name="ce30" table:number-columns-repeated="2"/>
          <table:table-cell table:style-name="ce29"/>
          <table:table-cell table:style-name="ce29" office:value-type="float" office:value="62">
            <text:p>62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1885">
            <text:p>1,885</text:p>
          </table:table-cell>
          <table:table-cell table:style-name="ce29" office:value-type="float" office:value="348">
            <text:p>348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883">
            <text:p>1,883</text:p>
          </table:table-cell>
          <table:table-cell table:style-name="ce29" office:value-type="float" office:value="387">
            <text:p>387</text:p>
          </table:table-cell>
          <table:table-cell table:style-name="ce29" office:value-type="string">
            <text:p>W</text:p>
          </table:table-cell>
          <table:table-cell table:style-name="ce29" office:value-type="float" office:value="1871">
            <text:p>1,871</text:p>
          </table:table-cell>
          <table:table-cell table:style-name="ce29" office:value-type="string">
            <text:p>W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864">
            <text:p>1,864</text:p>
          </table:table-cell>
          <table:table-cell table:style-name="ce29" office:value-type="float" office:value="411">
            <text:p>4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907">
            <text:p>1,907</text:p>
          </table:table-cell>
          <table:table-cell table:style-name="ce29" office:value-type="float" office:value="360">
            <text:p>36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212</text:p>
          </table:table-cell>
          <table:table-cell table:style-name="ce9" office:value-type="string">
            <text:p><text:s text:c="2"/>Veneer, Plywood, and Engineered Wood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1461">
            <text:p>1,461</text:p>
          </table:table-cell>
          <table:table-cell table:style-name="ce30" table:formula="of:=IF(T([.J34])=&quot;&quot;;[.J34];[.D34]*[.$H$100])" office:value-type="float" office:value="13">
            <text:p>13</text:p>
          </table:table-cell>
          <table:table-cell table:style-name="ce30" table:formula="of:=IF(ISERROR([.D34]-[.E34]);[.D34];[.D34]-[.E34])" office:value-type="float" office:value="1448">
            <text:p>1448</text:p>
          </table:table-cell>
          <table:table-cell table:style-name="ce30" table:number-columns-repeated="2"/>
          <table:table-cell table:style-name="ce29"/>
          <table:table-cell table:style-name="ce29" office:value-type="float" office:value="13">
            <text:p>13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54">
            <text:p>1,254</text:p>
          </table:table-cell>
          <table:table-cell table:style-name="ce29" office:value-type="float" office:value="197">
            <text:p>197</text:p>
          </table:table-cell>
          <table:table-cell table:style-name="ce29" office:value-type="string">
            <text:p>W</text:p>
          </table:table-cell>
          <table:table-cell table:style-name="ce29" office:value-type="float" office:value="1259">
            <text:p>1,25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60">
            <text:p>1,260</text:p>
          </table:table-cell>
          <table:table-cell table:style-name="ce29" office:value-type="float" office:value="202">
            <text:p>202</text:p>
          </table:table-cell>
          <table:table-cell table:style-name="ce29" office:value-type="string">
            <text:p>W</text:p>
          </table:table-cell>
          <table:table-cell table:style-name="ce29" office:value-type="float" office:value="1259">
            <text:p>1,25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64">
            <text:p>1,264</text:p>
          </table:table-cell>
          <table:table-cell table:style-name="ce29" office:value-type="float" office:value="198">
            <text:p>198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219</text:p>
          </table:table-cell>
          <table:table-cell table:style-name="ce9" office:value-type="string">
            <text:p><text:s text:c="2"/>Other Wood Product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6688">
            <text:p>6,688</text:p>
          </table:table-cell>
          <table:table-cell table:style-name="ce30" table:formula="of:=IF(T([.J35])=&quot;&quot;;[.J35];[.D35]*[.$H$100])" office:value-type="float" office:value="66.3534994068802">
            <text:p>66</text:p>
          </table:table-cell>
          <table:table-cell table:style-name="ce30" table:formula="of:=IF(ISERROR([.D35]-[.E35]);[.D35];[.D35]-[.E35])" office:value-type="float" office:value="6621.64650059312">
            <text:p>6622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Q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5660">
            <text:p>5,660</text:p>
          </table:table-cell>
          <table:table-cell table:style-name="ce29" office:value-type="float" office:value="1016">
            <text:p>1,016</text:p>
          </table:table-cell>
          <table:table-cell table:style-name="ce29" office:value-type="string">
            <text:p>W</text:p>
          </table:table-cell>
          <table:table-cell table:style-name="ce29" office:value-type="float" office:value="5615">
            <text:p>5,615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676">
            <text:p>5,676</text:p>
          </table:table-cell>
          <table:table-cell table:style-name="ce29" office:value-type="float" office:value="1012">
            <text:p>1,012</text:p>
          </table:table-cell>
          <table:table-cell table:style-name="ce29" office:value-type="string">
            <text:p>Q</text:p>
          </table:table-cell>
          <table:table-cell table:style-name="ce29" office:value-type="float" office:value="5541">
            <text:p>5,541</text:p>
          </table:table-cell>
          <table:table-cell table:style-name="ce29" office:value-type="float" office:value="1110">
            <text:p>1,1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712">
            <text:p>5,712</text:p>
          </table:table-cell>
          <table:table-cell table:style-name="ce29" office:value-type="float" office:value="976">
            <text:p>976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2</text:p>
          </table:table-cell>
          <table:table-cell table:style-name="ce9" office:value-type="string">
            <text:p>Paper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3957">
            <text:p>3,957</text:p>
          </table:table-cell>
          <table:table-cell table:style-name="ce30" table:formula="of:=IF(T([.J36])=&quot;&quot;;[.J36];[.D36]*[.$H$100])" office:value-type="float" office:value="222">
            <text:p>222</text:p>
          </table:table-cell>
          <table:table-cell table:style-name="ce30" table:formula="of:=IF(ISERROR([.D36]-[.E36]);[.D36];[.D36]-[.E36])" office:value-type="float" office:value="3735">
            <text:p>3735</text:p>
          </table:table-cell>
          <table:table-cell table:style-name="ce30" table:number-columns-repeated="2"/>
          <table:table-cell table:style-name="ce29"/>
          <table:table-cell table:style-name="ce29" office:value-type="float" office:value="222">
            <text:p>222</text:p>
          </table:table-cell>
          <table:table-cell table:style-name="ce29" office:value-type="float" office:value="199">
            <text:p>199</text:p>
          </table:table-cell>
          <table:table-cell table:style-name="ce29" office:value-type="float" office:value="3089">
            <text:p>3,089</text:p>
          </table:table-cell>
          <table:table-cell table:style-name="ce29" office:value-type="float" office:value="670">
            <text:p>670</text:p>
          </table:table-cell>
          <table:table-cell table:style-name="ce29" office:value-type="float" office:value="25">
            <text:p>25</text:p>
          </table:table-cell>
          <table:table-cell table:style-name="ce29" office:value-type="float" office:value="3297">
            <text:p>3,297</text:p>
          </table:table-cell>
          <table:table-cell table:style-name="ce29" office:value-type="float" office:value="635">
            <text:p>635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3277">
            <text:p>3,277</text:p>
          </table:table-cell>
          <table:table-cell table:style-name="ce29" office:value-type="float" office:value="662">
            <text:p>662</text:p>
          </table:table-cell>
          <table:table-cell table:style-name="ce29" office:value-type="string">
            <text:p>W</text:p>
          </table:table-cell>
          <table:table-cell table:style-name="ce29" office:value-type="float" office:value="3252">
            <text:p>3,252</text:p>
          </table:table-cell>
          <table:table-cell table:style-name="ce29" office:value-type="string">
            <text:p>W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3243">
            <text:p>3,243</text:p>
          </table:table-cell>
          <table:table-cell table:style-name="ce29" office:value-type="float" office:value="663">
            <text:p>663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2110</text:p>
          </table:table-cell>
          <table:table-cell table:style-name="ce9" office:value-type="string">
            <text:p><text:s text:c="2"/>Pulp Mill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32">
            <text:p>32</text:p>
          </table:table-cell>
          <table:table-cell table:style-name="ce30" table:formula="of:=IF(T([.J37])=&quot;&quot;;[.J37];[.D37]*[.$H$100])" office:value-type="float" office:value="14">
            <text:p>14</text:p>
          </table:table-cell>
          <table:table-cell table:style-name="ce30" table:formula="of:=IF(ISERROR([.D37]-[.E37]);[.D37];[.D37]-[.E37])" office:value-type="float" office:value="18">
            <text:p>18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14">
            <text:p>14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5">
            <text:p>25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5">
            <text:p>25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W</text:p>
          </table:table-cell>
          <table:table-cell table:style-name="ce29" office:value-type="float" office:value="21">
            <text:p>21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2121</text:p>
          </table:table-cell>
          <table:table-cell table:style-name="ce9" office:value-type="string">
            <text:p><text:s text:c="2"/>Paper Mills, except Newsprint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288">
            <text:p>288</text:p>
          </table:table-cell>
          <table:table-cell table:style-name="ce30" table:formula="of:=IF(T([.J38])=&quot;&quot;;[.J38];[.D38]*[.$H$100])" office:value-type="float" office:value="112">
            <text:p>112</text:p>
          </table:table-cell>
          <table:table-cell table:style-name="ce30" table:formula="of:=IF(ISERROR([.D38]-[.E38]);[.D38];[.D38]-[.E38])" office:value-type="float" office:value="176">
            <text:p>176</text:p>
          </table:table-cell>
          <table:table-cell table:style-name="ce30" table:number-columns-repeated="2"/>
          <table:table-cell table:style-name="ce29"/>
          <table:table-cell table:style-name="ce29" office:value-type="float" office:value="112">
            <text:p>112</text:p>
          </table:table-cell>
          <table:table-cell table:style-name="ce29" office:value-type="float" office:value="103">
            <text:p>103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246">
            <text:p>246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248">
            <text:p>248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51">
            <text:p>251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35">
            <text:p>235</text:p>
          </table:table-cell>
          <table:table-cell table:style-name="ce29" office:value-type="float" office:value="30">
            <text:p>3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2122</text:p>
          </table:table-cell>
          <table:table-cell table:style-name="ce9" office:value-type="string">
            <text:p><text:s text:c="2"/>Newsprint Mill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20">
            <text:p>20</text:p>
          </table:table-cell>
          <table:table-cell table:style-name="ce30" table:formula="of:=IF(T([.J39])=&quot;&quot;;[.J39];[.D39]*[.$H$100])" office:value-type="float" office:value="6">
            <text:p>6</text:p>
          </table:table-cell>
          <table:table-cell table:style-name="ce30" table:formula="of:=IF(ISERROR([.D39]-[.E39]);[.D39];[.D39]-[.E39])" office:value-type="float" office:value="14">
            <text:p>14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6">
            <text:p>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6">
            <text:p>6</text:p>
          </table:table-cell>
          <table:table-cell table:style-name="ce29" office:value-type="string">
            <text:p>W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6">
            <text:p>6</text:p>
          </table:table-cell>
          <table:table-cell table:style-name="ce29" office:value-type="string">
            <text:p>W</text:p>
          </table:table-cell>
          <table:table-cell table:style-name="ce29" office:value-type="float" office:value="12">
            <text:p>12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2130</text:p>
          </table:table-cell>
          <table:table-cell table:style-name="ce9" office:value-type="string">
            <text:p><text:s text:c="2"/>Paperboard Mill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200">
            <text:p>200</text:p>
          </table:table-cell>
          <table:table-cell table:style-name="ce30" table:formula="of:=IF(T([.J40])=&quot;&quot;;[.J40];[.D40]*[.$H$100])" office:value-type="float" office:value="73">
            <text:p>73</text:p>
          </table:table-cell>
          <table:table-cell table:style-name="ce30" table:formula="of:=IF(ISERROR([.D40]-[.E40]);[.D40];[.D40]-[.E40])" office:value-type="float" office:value="127">
            <text:p>127</text:p>
          </table:table-cell>
          <table:table-cell table:style-name="ce30" table:number-columns-repeated="2"/>
          <table:table-cell table:style-name="ce29"/>
          <table:table-cell table:style-name="ce29" office:value-type="float" office:value="73">
            <text:p>73</text:p>
          </table:table-cell>
          <table:table-cell table:style-name="ce29" office:value-type="float" office:value="60">
            <text:p>60</text:p>
          </table:table-cell>
          <table:table-cell table:style-name="ce29" office:value-type="float" office:value="122">
            <text:p>122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65">
            <text:p>165</text:p>
          </table:table-cell>
          <table:table-cell table:style-name="ce29" office:value-type="float" office:value="24">
            <text:p>24</text:p>
          </table:table-cell>
          <table:table-cell table:style-name="ce29" office:value-type="string">
            <text:p>W</text:p>
          </table:table-cell>
          <table:table-cell table:style-name="ce29" office:value-type="float" office:value="169">
            <text:p>169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78">
            <text:p>178</text:p>
          </table:table-cell>
          <table:table-cell table:style-name="ce29" office:value-type="string">
            <text:p>W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159">
            <text:p>159</text:p>
          </table:table-cell>
          <table:table-cell table:style-name="ce29" office:value-type="float" office:value="20">
            <text:p>2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3</text:p>
          </table:table-cell>
          <table:table-cell table:style-name="ce9" office:value-type="string">
            <text:p>Printing and Related Support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18916">
            <text:p>18,916</text:p>
          </table:table-cell>
          <table:table-cell table:style-name="ce30" table:formula="of:=IF(T([.J41])=&quot;&quot;;[.J41];[.D41]*[.$H$100])" office:value-type="float" office:value="0">
            <text:p>0</text:p>
          </table:table-cell>
          <table:table-cell table:style-name="ce30" table:formula="of:=IF(ISERROR([.D41]-[.E41]);[.D41];[.D41]-[.E41])" office:value-type="float" office:value="18916">
            <text:p>18916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6098">
            <text:p>16,098</text:p>
          </table:table-cell>
          <table:table-cell table:style-name="ce29" office:value-type="float" office:value="2819">
            <text:p>2,81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5943">
            <text:p>15,943</text:p>
          </table:table-cell>
          <table:table-cell table:style-name="ce29" office:value-type="float" office:value="2974">
            <text:p>2,97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5770">
            <text:p>15,770</text:p>
          </table:table-cell>
          <table:table-cell table:style-name="ce29" office:value-type="float" office:value="3147">
            <text:p>3,14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5596">
            <text:p>15,596</text:p>
          </table:table-cell>
          <table:table-cell table:style-name="ce29" office:value-type="float" office:value="3321">
            <text:p>3,3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044">
            <text:p>16,044</text:p>
          </table:table-cell>
          <table:table-cell table:style-name="ce29" office:value-type="float" office:value="2873">
            <text:p>2,873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4</text:p>
          </table:table-cell>
          <table:table-cell table:style-name="ce9" office:value-type="string">
            <text:p>Petroleum and Coal Products</text:p>
          </table:table-cell>
          <table:table-cell table:style-name="ce20" office:value-type="string">
            <text:p>Refining</text:p>
          </table:table-cell>
          <table:table-cell table:style-name="ce29" office:value-type="float" office:value="1814">
            <text:p>1,814</text:p>
          </table:table-cell>
          <table:table-cell table:style-name="ce30" table:formula="of:=IF(T([.J42])=&quot;&quot;;[.J42];[.D42]*[.$H$100])" office:value-type="float" office:value="100">
            <text:p>100</text:p>
          </table:table-cell>
          <table:table-cell table:style-name="ce30" table:formula="of:=IF(ISERROR([.D42]-[.E42]);[.D42];[.D42]-[.E42])" office:value-type="float" office:value="1714">
            <text:p>1714</text:p>
          </table:table-cell>
          <table:table-cell table:style-name="ce30" table:formula="of:=SUM([.E42:.E44])" office:value-type="float" office:value="201">
            <text:p>201</text:p>
          </table:table-cell>
          <table:table-cell table:style-name="ce30" table:formula="of:=SUM([.F42:.F44])" office:value-type="float" office:value="1870">
            <text:p>1870</text:p>
          </table:table-cell>
          <table:table-cell table:style-name="ce29"/>
          <table:table-cell table:style-name="ce29" office:value-type="float" office:value="100">
            <text:p>100</text:p>
          </table:table-cell>
          <table:table-cell table:style-name="ce29" office:value-type="float" office:value="57">
            <text:p>57</text:p>
          </table:table-cell>
          <table:table-cell table:style-name="ce29" office:value-type="float" office:value="1538">
            <text:p>1,538</text:p>
          </table:table-cell>
          <table:table-cell table:style-name="ce29" office:value-type="float" office:value="219">
            <text:p>219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1549">
            <text:p>1,549</text:p>
          </table:table-cell>
          <table:table-cell table:style-name="ce29" office:value-type="float" office:value="222">
            <text:p>222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1564">
            <text:p>1,564</text:p>
          </table:table-cell>
          <table:table-cell table:style-name="ce29" office:value-type="float" office:value="223">
            <text:p>223</text:p>
          </table:table-cell>
          <table:table-cell table:style-name="ce29" office:value-type="string">
            <text:p>W</text:p>
          </table:table-cell>
          <table:table-cell table:style-name="ce29" office:value-type="float" office:value="1509">
            <text:p>1,509</text:p>
          </table:table-cell>
          <table:table-cell table:style-name="ce29" office:value-type="string">
            <text:p>W</text:p>
          </table:table-cell>
          <table:table-cell table:style-name="ce29" office:value-type="float" office:value="74">
            <text:p>74</text:p>
          </table:table-cell>
          <table:table-cell table:style-name="ce29" office:value-type="float" office:value="1520">
            <text:p>1,520</text:p>
          </table:table-cell>
          <table:table-cell table:style-name="ce29" office:value-type="float" office:value="219">
            <text:p>219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4110</text:p>
          </table:table-cell>
          <table:table-cell table:style-name="ce9" office:value-type="string">
            <text:p><text:s text:c="2"/>Petroleum Refineries</text:p>
          </table:table-cell>
          <table:table-cell table:style-name="ce20" office:value-type="string">
            <text:p>Refining</text:p>
          </table:table-cell>
          <table:table-cell table:style-name="ce29" office:value-type="float" office:value="209">
            <text:p>209</text:p>
          </table:table-cell>
          <table:table-cell table:style-name="ce30" table:formula="of:=IF(T([.J43])=&quot;&quot;;[.J43];[.D43]*[.$H$100])" office:value-type="float" office:value="94">
            <text:p>94</text:p>
          </table:table-cell>
          <table:table-cell table:style-name="ce30" table:formula="of:=IF(ISERROR([.D43]-[.E43]);[.D43];[.D43]-[.E43])" office:value-type="float" office:value="115">
            <text:p>115</text:p>
          </table:table-cell>
          <table:table-cell table:style-name="ce30" table:number-columns-repeated="2"/>
          <table:table-cell table:style-name="ce29"/>
          <table:table-cell table:style-name="ce29" office:value-type="float" office:value="94">
            <text:p>94</text:p>
          </table:table-cell>
          <table:table-cell table:style-name="ce29" office:value-type="float" office:value="53">
            <text:p>53</text:p>
          </table:table-cell>
          <table:table-cell table:style-name="ce29" office:value-type="float" office:value="149">
            <text:p>149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155">
            <text:p>155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172">
            <text:p>172</text:p>
          </table:table-cell>
          <table:table-cell table:style-name="ce29" office:value-type="float" office:value="10">
            <text:p>10</text:p>
          </table:table-cell>
          <table:table-cell table:style-name="ce29" office:value-type="string">
            <text:p>W</text:p>
          </table:table-cell>
          <table:table-cell table:style-name="ce29" office:value-type="float" office:value="194">
            <text:p>194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30">
            <text:p>130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4199</text:p>
          </table:table-cell>
          <table:table-cell table:style-name="ce9" office:value-type="string">
            <text:p><text:s text:c="2"/>Other Petroleum and Coal Products</text:p>
          </table:table-cell>
          <table:table-cell table:style-name="ce20" office:value-type="string">
            <text:p>Refining</text:p>
          </table:table-cell>
          <table:table-cell table:style-name="ce29" office:value-type="float" office:value="48">
            <text:p>48</text:p>
          </table:table-cell>
          <table:table-cell table:style-name="ce30" table:formula="of:=IF(T([.J44])=&quot;&quot;;[.J44];[.D44]*[.$H$100])" office:value-type="float" office:value="7">
            <text:p>7</text:p>
          </table:table-cell>
          <table:table-cell table:style-name="ce30" table:formula="of:=IF(ISERROR([.D44]-[.E44]);[.D44];[.D44]-[.E44])" office:value-type="float" office:value="41">
            <text:p>41</text:p>
          </table:table-cell>
          <table:table-cell table:style-name="ce30" table:number-columns-repeated="2"/>
          <table:table-cell table:style-name="ce29"/>
          <table:table-cell table:style-name="ce29" office:value-type="float" office:value="7">
            <text:p>7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4">
            <text:p>4</text:p>
          </table:table-cell>
          <table:table-cell table:style-name="ce29" office:value-type="string">
            <text:p>W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5</text:p>
          </table:table-cell>
          <table:table-cell table:style-name="ce9" office:value-type="string">
            <text:p>Chemical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8625">
            <text:p>8,625</text:p>
          </table:table-cell>
          <table:table-cell table:style-name="ce30" table:formula="of:=IF(T([.J45])=&quot;&quot;;[.J45];[.D45]*[.$H$100])" office:value-type="float" office:value="315">
            <text:p>315</text:p>
          </table:table-cell>
          <table:table-cell table:style-name="ce30" table:formula="of:=IF(ISERROR([.D45]-[.E45]);[.D45];[.D45]-[.E45])" office:value-type="float" office:value="8310">
            <text:p>8310</text:p>
          </table:table-cell>
          <table:table-cell table:style-name="ce30" table:formula="of:=SUM([.E45:.E61])" office:value-type="float" office:value="595.476221287609">
            <text:p>595</text:p>
          </table:table-cell>
          <table:table-cell table:style-name="ce30" table:formula="of:=SUM([.F45:.F61])" office:value-type="float" office:value="12414.5237787124">
            <text:p>12415</text:p>
          </table:table-cell>
          <table:table-cell table:style-name="ce29"/>
          <table:table-cell table:style-name="ce29" office:value-type="float" office:value="315">
            <text:p>315</text:p>
          </table:table-cell>
          <table:table-cell table:style-name="ce29" office:value-type="float" office:value="166">
            <text:p>166</text:p>
          </table:table-cell>
          <table:table-cell table:style-name="ce29" office:value-type="float" office:value="7459">
            <text:p>7,459</text:p>
          </table:table-cell>
          <table:table-cell table:style-name="ce29" office:value-type="float" office:value="1000">
            <text:p>1,000</text:p>
          </table:table-cell>
          <table:table-cell table:style-name="ce29" office:value-type="float" office:value="107">
            <text:p>107</text:p>
          </table:table-cell>
          <table:table-cell table:style-name="ce29" office:value-type="float" office:value="7478">
            <text:p>7,478</text:p>
          </table:table-cell>
          <table:table-cell table:style-name="ce29" office:value-type="float" office:value="1040">
            <text:p>1,040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7553">
            <text:p>7,553</text:p>
          </table:table-cell>
          <table:table-cell table:style-name="ce29" office:value-type="float" office:value="1029">
            <text:p>1,029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7496">
            <text:p>7,496</text:p>
          </table:table-cell>
          <table:table-cell table:style-name="ce29" office:value-type="float" office:value="1110">
            <text:p>1,110</text:p>
          </table:table-cell>
          <table:table-cell table:style-name="ce29" office:value-type="float" office:value="168">
            <text:p>168</text:p>
          </table:table-cell>
          <table:table-cell table:style-name="ce29" office:value-type="float" office:value="7427">
            <text:p>7,427</text:p>
          </table:table-cell>
          <table:table-cell table:style-name="ce29" office:value-type="float" office:value="1030">
            <text:p>1,03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10</text:p>
          </table:table-cell>
          <table:table-cell table:style-name="ce9" office:value-type="string">
            <text:p><text:s text:c="2"/>Petrochemical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45">
            <text:p>45</text:p>
          </table:table-cell>
          <table:table-cell table:style-name="ce30" table:formula="of:=IF(T([.J46])=&quot;&quot;;[.J46];[.D46]*[.$H$100])" office:value-type="float" office:value="11">
            <text:p>11</text:p>
          </table:table-cell>
          <table:table-cell table:style-name="ce30" table:formula="of:=IF(ISERROR([.D46]-[.E46]);[.D46];[.D46]-[.E46])" office:value-type="float" office:value="34">
            <text:p>34</text:p>
          </table:table-cell>
          <table:table-cell table:style-name="ce30" table:number-columns-repeated="2"/>
          <table:table-cell table:style-name="ce29"/>
          <table:table-cell table:style-name="ce29" office:value-type="float" office:value="11">
            <text:p>11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28">
            <text:p>28</text:p>
          </table:table-cell>
          <table:table-cell table:number-columns-repeated="2" table:style-name="ce29" office:value-type="float" office:value="9">
            <text:p>9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6">
            <text:p>6</text:p>
          </table:table-cell>
          <table:table-cell table:style-name="ce29" office:value-type="string">
            <text:p>W</text:p>
          </table:table-cell>
          <table:table-cell table:style-name="ce29" office:value-type="float" office:value="35">
            <text:p>35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3">
            <text:p>33</text:p>
          </table:table-cell>
          <table:table-cell table:style-name="ce29" office:value-type="string">
            <text:p>W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1">
            <text:p>31</text:p>
          </table:table-cell>
          <table:table-cell table:style-name="ce29" office:value-type="float" office:value="6">
            <text:p>6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20</text:p>
          </table:table-cell>
          <table:table-cell table:style-name="ce9" office:value-type="string">
            <text:p><text:s text:c="2"/>Industrial Gase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560">
            <text:p>560</text:p>
          </table:table-cell>
          <table:table-cell table:style-name="ce30" table:formula="of:=IF(T([.J47])=&quot;&quot;;[.J47];[.D47]*[.$H$100])" office:value-type="float" office:value="4">
            <text:p>4</text:p>
          </table:table-cell>
          <table:table-cell table:style-name="ce30" table:formula="of:=IF(ISERROR([.D47]-[.E47]);[.D47];[.D47]-[.E47])" office:value-type="float" office:value="556">
            <text:p>556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536">
            <text:p>536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39">
            <text:p>539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37">
            <text:p>537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39">
            <text:p>539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39">
            <text:p>539</text:p>
          </table:table-cell>
          <table:table-cell table:style-name="ce29" office:value-type="float" office:value="21">
            <text:p>2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81</text:p>
          </table:table-cell>
          <table:table-cell table:style-name="ce9" office:value-type="string">
            <text:p><text:s text:c="2"/>Alkalies and Chlorine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32">
            <text:p>32</text:p>
          </table:table-cell>
          <table:table-cell table:style-name="ce30" table:formula="of:=IF(T([.J48])=&quot;&quot;;[.J48];[.D48]*[.$H$100])" office:value-type="float" office:value="10">
            <text:p>10</text:p>
          </table:table-cell>
          <table:table-cell table:style-name="ce30" table:formula="of:=IF(ISERROR([.D48]-[.E48]);[.D48];[.D48]-[.E48])" office:value-type="float" office:value="22">
            <text:p>22</text:p>
          </table:table-cell>
          <table:table-cell table:style-name="ce30" table:number-columns-repeated="2"/>
          <table:table-cell table:style-name="ce29"/>
          <table:table-cell table:style-name="ce29" office:value-type="float" office:value="10">
            <text:p>10</text:p>
          </table:table-cell>
          <table:table-cell table:style-name="ce29" office:value-type="string">
            <text:p>W</text:p>
          </table:table-cell>
          <table:table-cell table:style-name="ce29" office:value-type="float" office:value="23">
            <text:p>23</text:p>
          </table:table-cell>
          <table:table-cell table:number-columns-repeated="3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8">
            <text:p>2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82</text:p>
          </table:table-cell>
          <table:table-cell table:style-name="ce9" office:value-type="string">
            <text:p><text:s text:c="2"/>Carbon Black 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23">
            <text:p>23</text:p>
          </table:table-cell>
          <table:table-cell table:style-name="ce30" table:formula="of:=IF(T([.J49])=&quot;&quot;;[.J49];[.D49]*[.$H$100])" office:value-type="float" office:value="0.228189366979403">
            <text:p>0</text:p>
          </table:table-cell>
          <table:table-cell table:style-name="ce30" table:formula="of:=IF(ISERROR([.D49]-[.E49]);[.D49];[.D49]-[.E49])" office:value-type="float" office:value="22.7718106330206">
            <text:p>23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string">
            <text:p>W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number-columns-repeated="3" table:style-name="ce29" office:value-type="string">
            <text:p>W</text:p>
          </table:table-cell>
          <table:table-cell table:style-name="ce29" office:value-type="float" office:value="21">
            <text:p>21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88</text:p>
          </table:table-cell>
          <table:table-cell table:style-name="ce9" office:value-type="string">
            <text:p><text:s text:c="2"/>Other Basic Inorganic Chemical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473">
            <text:p>473</text:p>
          </table:table-cell>
          <table:table-cell table:style-name="ce30" table:formula="of:=IF(T([.J50])=&quot;&quot;;[.J50];[.D50]*[.$H$100])" office:value-type="float" office:value="21">
            <text:p>21</text:p>
          </table:table-cell>
          <table:table-cell table:style-name="ce30" table:formula="of:=IF(ISERROR([.D50]-[.E50]);[.D50];[.D50]-[.E50])" office:value-type="float" office:value="452">
            <text:p>452</text:p>
          </table:table-cell>
          <table:table-cell table:style-name="ce30" table:number-columns-repeated="2"/>
          <table:table-cell table:style-name="ce29"/>
          <table:table-cell table:style-name="ce29" office:value-type="float" office:value="21">
            <text:p>21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424">
            <text:p>424</text:p>
          </table:table-cell>
          <table:table-cell table:style-name="ce29" office:value-type="float" office:value="40">
            <text:p>40</text:p>
          </table:table-cell>
          <table:table-cell table:style-name="ce29" office:value-type="string">
            <text:p>W</text:p>
          </table:table-cell>
          <table:table-cell table:style-name="ce29" office:value-type="float" office:value="430">
            <text:p>430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28">
            <text:p>428</text:p>
          </table:table-cell>
          <table:table-cell table:style-name="ce29" office:value-type="float" office:value="45">
            <text:p>45</text:p>
          </table:table-cell>
          <table:table-cell table:style-name="ce29" office:value-type="string">
            <text:p>W</text:p>
          </table:table-cell>
          <table:table-cell table:style-name="ce29" office:value-type="float" office:value="431">
            <text:p>431</text:p>
          </table:table-cell>
          <table:table-cell table:style-name="ce29" office:value-type="string">
            <text:p>W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416">
            <text:p>416</text:p>
          </table:table-cell>
          <table:table-cell table:style-name="ce29" office:value-type="float" office:value="43">
            <text:p>43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92</text:p>
          </table:table-cell>
          <table:table-cell table:style-name="ce9" office:value-type="string">
            <text:p><text:s text:c="2"/>Cyclic Crudes and Intermediate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25">
            <text:p>25</text:p>
          </table:table-cell>
          <table:table-cell table:style-name="ce30" table:formula="of:=IF(T([.J51])=&quot;&quot;;[.J51];[.D51]*[.$H$100])" office:value-type="float" office:value="0.248031920629785">
            <text:p>0</text:p>
          </table:table-cell>
          <table:table-cell table:style-name="ce30" table:formula="of:=IF(ISERROR([.D51]-[.E51]);[.D51];[.D51]-[.E51])" office:value-type="float" office:value="24.7519680793702">
            <text:p>25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W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93</text:p>
          </table:table-cell>
          <table:table-cell table:style-name="ce9" office:value-type="string">
            <text:p><text:s text:c="2"/>Ethyl Alcohol 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65">
            <text:p>65</text:p>
          </table:table-cell>
          <table:table-cell table:style-name="ce30" table:formula="of:=IF(T([.J52])=&quot;&quot;;[.J52];[.D52]*[.$H$100])" office:value-type="float" office:value="8">
            <text:p>8</text:p>
          </table:table-cell>
          <table:table-cell table:style-name="ce30" table:formula="of:=IF(ISERROR([.D52]-[.E52]);[.D52];[.D52]-[.E52])" office:value-type="float" office:value="57">
            <text:p>57</text:p>
          </table:table-cell>
          <table:table-cell table:style-name="ce30" table:number-columns-repeated="2"/>
          <table:table-cell table:style-name="ce29"/>
          <table:table-cell table:style-name="ce29" office:value-type="float" office:value="8">
            <text:p>8</text:p>
          </table:table-cell>
          <table:table-cell table:style-name="ce29" office:value-type="string">
            <text:p>W</text:p>
          </table:table-cell>
          <table:table-cell table:style-name="ce29" office:value-type="float" office:value="57">
            <text:p>57</text:p>
          </table:table-cell>
          <table:table-cell table:style-name="ce29" office:value-type="string">
            <text:p>W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7">
            <text:p>57</text:p>
          </table:table-cell>
          <table:table-cell table:style-name="ce29" office:value-type="float" office:value="8">
            <text:p>8</text:p>
          </table:table-cell>
          <table:table-cell table:style-name="ce29" office:value-type="string">
            <text:p>W</text:p>
          </table:table-cell>
          <table:table-cell table:style-name="ce29" office:value-type="float" office:value="56">
            <text:p>56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57">
            <text:p>57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199</text:p>
          </table:table-cell>
          <table:table-cell table:style-name="ce9" office:value-type="string">
            <text:p><text:s text:c="2"/>Other Basic Organic Chemical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488">
            <text:p>488</text:p>
          </table:table-cell>
          <table:table-cell table:style-name="ce30" table:formula="of:=IF(T([.J53])=&quot;&quot;;[.J53];[.D53]*[.$H$100])" office:value-type="float" office:value="75">
            <text:p>75</text:p>
          </table:table-cell>
          <table:table-cell table:style-name="ce30" table:formula="of:=IF(ISERROR([.D53]-[.E53]);[.D53];[.D53]-[.E53])" office:value-type="float" office:value="413">
            <text:p>413</text:p>
          </table:table-cell>
          <table:table-cell table:style-name="ce30" table:number-columns-repeated="2"/>
          <table:table-cell table:style-name="ce29"/>
          <table:table-cell table:style-name="ce29" office:value-type="float" office:value="75">
            <text:p>75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382">
            <text:p>382</text:p>
          </table:table-cell>
          <table:table-cell table:style-name="ce29" office:value-type="float" office:value="63">
            <text:p>63</text:p>
          </table:table-cell>
          <table:table-cell table:style-name="ce29" office:value-type="float" office:value="24">
            <text:p>24</text:p>
          </table:table-cell>
          <table:table-cell table:style-name="ce29" office:value-type="float" office:value="398">
            <text:p>398</text:p>
          </table:table-cell>
          <table:table-cell table:style-name="ce29" office:value-type="float" office:value="66">
            <text:p>66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410">
            <text:p>410</text:p>
          </table:table-cell>
          <table:table-cell table:style-name="ce29" office:value-type="float" office:value="69">
            <text:p>69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16">
            <text:p>416</text:p>
          </table:table-cell>
          <table:table-cell table:style-name="ce29" office:value-type="float" office:value="68">
            <text:p>68</text:p>
          </table:table-cell>
          <table:table-cell table:style-name="ce29" office:value-type="float" office:value="53">
            <text:p>53</text:p>
          </table:table-cell>
          <table:table-cell table:style-name="ce29" office:value-type="float" office:value="370">
            <text:p>370</text:p>
          </table:table-cell>
          <table:table-cell table:style-name="ce29" office:value-type="float" office:value="65">
            <text:p>65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211</text:p>
          </table:table-cell>
          <table:table-cell table:style-name="ce9" office:value-type="string">
            <text:p><text:s text:c="2"/>Plastics Materials and Resin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558">
            <text:p>558</text:p>
          </table:table-cell>
          <table:table-cell table:style-name="ce30" table:formula="of:=IF(T([.J54])=&quot;&quot;;[.J54];[.D54]*[.$H$100])" office:value-type="float" office:value="30">
            <text:p>30</text:p>
          </table:table-cell>
          <table:table-cell table:style-name="ce30" table:formula="of:=IF(ISERROR([.D54]-[.E54]);[.D54];[.D54]-[.E54])" office:value-type="float" office:value="528">
            <text:p>528</text:p>
          </table:table-cell>
          <table:table-cell table:style-name="ce30" table:number-columns-repeated="2"/>
          <table:table-cell table:style-name="ce29"/>
          <table:table-cell table:style-name="ce29" office:value-type="float" office:value="30">
            <text:p>3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463">
            <text:p>463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466">
            <text:p>466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66">
            <text:p>466</text:p>
          </table:table-cell>
          <table:table-cell table:style-name="ce29" office:value-type="float" office:value="76">
            <text:p>76</text:p>
          </table:table-cell>
          <table:table-cell table:style-name="ce29" office:value-type="string">
            <text:p>Q</text:p>
          </table:table-cell>
          <table:table-cell table:style-name="ce29" office:value-type="float" office:value="473">
            <text:p>473</text:p>
          </table:table-cell>
          <table:table-cell table:style-name="ce29" office:value-type="float" office:value="79">
            <text:p>79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470">
            <text:p>470</text:p>
          </table:table-cell>
          <table:table-cell table:style-name="ce29" office:value-type="float" office:value="74">
            <text:p>74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212</text:p>
          </table:table-cell>
          <table:table-cell table:style-name="ce9" office:value-type="string">
            <text:p><text:s text:c="2"/>Synthetic Rubber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92">
            <text:p>92</text:p>
          </table:table-cell>
          <table:table-cell table:style-name="ce30" table:formula="of:=IF(T([.J55])=&quot;&quot;;[.J55];[.D55]*[.$H$100])" office:value-type="float" office:value="8">
            <text:p>8</text:p>
          </table:table-cell>
          <table:table-cell table:style-name="ce30" table:formula="of:=IF(ISERROR([.D55]-[.E55]);[.D55];[.D55]-[.E55])" office:value-type="float" office:value="84">
            <text:p>84</text:p>
          </table:table-cell>
          <table:table-cell table:style-name="ce30" table:number-columns-repeated="2"/>
          <table:table-cell table:style-name="ce29"/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7">
            <text:p>77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2">
            <text:p>82</text:p>
          </table:table-cell>
          <table:table-cell table:style-name="ce29" office:value-type="float" office:value="10">
            <text:p>10</text:p>
          </table:table-cell>
          <table:table-cell table:style-name="ce29" office:value-type="string">
            <text:p>W</text:p>
          </table:table-cell>
          <table:table-cell table:style-name="ce29" office:value-type="float" office:value="78">
            <text:p>78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222</text:p>
          </table:table-cell>
          <table:table-cell table:style-name="ce9" office:value-type="string">
            <text:p><text:s text:c="2"/>Noncellulosic Organic Fiber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77">
            <text:p>77</text:p>
          </table:table-cell>
          <table:table-cell table:style-name="ce30" table:formula="of:=IF(T([.J56])=&quot;&quot;;[.J56];[.D56]*[.$H$100])" office:value-type="float" office:value="8">
            <text:p>8</text:p>
          </table:table-cell>
          <table:table-cell table:style-name="ce30" table:formula="of:=IF(ISERROR([.D56]-[.E56]);[.D56];[.D56]-[.E56])" office:value-type="float" office:value="69">
            <text:p>69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8">
            <text:p>8</text:p>
          </table:table-cell>
          <table:table-cell table:style-name="ce29" office:value-type="float" office:value="62">
            <text:p>62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W</text:p>
          </table:table-cell>
          <table:table-cell table:style-name="ce29" office:value-type="float" office:value="69">
            <text:p>6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9">
            <text:p>69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W</text:p>
          </table:table-cell>
          <table:table-cell table:style-name="ce29" office:value-type="float" office:value="69">
            <text:p>69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311</text:p>
          </table:table-cell>
          <table:table-cell table:style-name="ce9" office:value-type="string">
            <text:p><text:s text:c="2"/>Nitrogenous Fertilizer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65">
            <text:p>65</text:p>
          </table:table-cell>
          <table:table-cell table:style-name="ce30" table:formula="of:=IF(T([.J57])=&quot;&quot;;[.J57];[.D57]*[.$H$100])" office:value-type="float" office:value="16">
            <text:p>16</text:p>
          </table:table-cell>
          <table:table-cell table:style-name="ce30" table:formula="of:=IF(ISERROR([.D57]-[.E57]);[.D57];[.D57]-[.E57])" office:value-type="float" office:value="49">
            <text:p>49</text:p>
          </table:table-cell>
          <table:table-cell table:style-name="ce30" table:number-columns-repeated="2"/>
          <table:table-cell table:style-name="ce29"/>
          <table:table-cell table:style-name="ce29" office:value-type="float" office:value="16">
            <text:p>16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W</text:p>
          </table:table-cell>
          <table:table-cell table:style-name="ce29" office:value-type="float" office:value="58">
            <text:p>58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60">
            <text:p>60</text:p>
          </table:table-cell>
          <table:table-cell table:style-name="ce29" office:value-type="string">
            <text:p>W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4">
            <text:p>4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312</text:p>
          </table:table-cell>
          <table:table-cell table:style-name="ce9" office:value-type="string">
            <text:p><text:s text:c="2"/>Phosphatic Fertilizer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32">
            <text:p>32</text:p>
          </table:table-cell>
          <table:table-cell table:style-name="ce30" table:formula="of:=IF(T([.J58])=&quot;&quot;;[.J58];[.D58]*[.$H$100])" office:value-type="float" office:value="19">
            <text:p>19</text:p>
          </table:table-cell>
          <table:table-cell table:style-name="ce30" table:formula="of:=IF(ISERROR([.D58]-[.E58]);[.D58];[.D58]-[.E58])" office:value-type="float" office:value="13">
            <text:p>13</text:p>
          </table:table-cell>
          <table:table-cell table:style-name="ce30" table:number-columns-repeated="2"/>
          <table:table-cell table:style-name="ce29"/>
          <table:table-cell table:style-name="ce29" office:value-type="float" office:value="19">
            <text:p>19</text:p>
          </table:table-cell>
          <table:table-cell table:style-name="ce29" office:value-type="string">
            <text:p>W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28">
            <text:p>28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28">
            <text:p>28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9">
            <text:p>19</text:p>
          </table:table-cell>
          <table:table-cell table:number-columns-repeated="2"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254</text:p>
          </table:table-cell>
          <table:table-cell table:style-name="ce9" office:value-type="string">
            <text:p><text:s text:c="2"/>Pharmaceuticals and Medicine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1123">
            <text:p>1,123</text:p>
          </table:table-cell>
          <table:table-cell table:style-name="ce30" table:formula="of:=IF(T([.J59])=&quot;&quot;;[.J59];[.D59]*[.$H$100])" office:value-type="float" office:value="37">
            <text:p>37</text:p>
          </table:table-cell>
          <table:table-cell table:style-name="ce30" table:formula="of:=IF(ISERROR([.D59]-[.E59]);[.D59];[.D59]-[.E59])" office:value-type="float" office:value="1086">
            <text:p>1086</text:p>
          </table:table-cell>
          <table:table-cell table:style-name="ce30" table:number-columns-repeated="2"/>
          <table:table-cell table:style-name="ce29"/>
          <table:table-cell table:style-name="ce29" office:value-type="float" office:value="37">
            <text:p>37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952">
            <text:p>952</text:p>
          </table:table-cell>
          <table:table-cell table:style-name="ce29" office:value-type="float" office:value="149">
            <text:p>14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953">
            <text:p>953</text:p>
          </table:table-cell>
          <table:table-cell table:style-name="ce29" office:value-type="float" office:value="152">
            <text:p>152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956">
            <text:p>956</text:p>
          </table:table-cell>
          <table:table-cell table:style-name="ce29" office:value-type="float" office:value="158">
            <text:p>15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964">
            <text:p>964</text:p>
          </table:table-cell>
          <table:table-cell table:style-name="ce29" office:value-type="float" office:value="155">
            <text:p>155</text:p>
          </table:table-cell>
          <table:table-cell table:style-name="ce29" office:value-type="string">
            <text:p>W</text:p>
          </table:table-cell>
          <table:table-cell table:style-name="ce29" office:value-type="float" office:value="971">
            <text:p>971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412</text:p>
          </table:table-cell>
          <table:table-cell table:style-name="ce9" office:value-type="string">
            <text:p><text:s text:c="2"/>Pharmaceutical Preparation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580">
            <text:p>580</text:p>
          </table:table-cell>
          <table:table-cell table:style-name="ce30" table:formula="of:=IF(T([.J60])=&quot;&quot;;[.J60];[.D60]*[.$H$100])" office:value-type="float" office:value="29">
            <text:p>29</text:p>
          </table:table-cell>
          <table:table-cell table:style-name="ce30" table:formula="of:=IF(ISERROR([.D60]-[.E60]);[.D60];[.D60]-[.E60])" office:value-type="float" office:value="551">
            <text:p>551</text:p>
          </table:table-cell>
          <table:table-cell table:style-name="ce30" table:number-columns-repeated="2"/>
          <table:table-cell table:style-name="ce29"/>
          <table:table-cell table:style-name="ce29" office:value-type="float" office:value="29">
            <text:p>29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97">
            <text:p>497</text:p>
          </table:table-cell>
          <table:table-cell table:style-name="ce29" office:value-type="float" office:value="67">
            <text:p>67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95">
            <text:p>495</text:p>
          </table:table-cell>
          <table:table-cell table:style-name="ce29" office:value-type="float" office:value="69">
            <text:p>69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97">
            <text:p>497</text:p>
          </table:table-cell>
          <table:table-cell table:style-name="ce29" office:value-type="float" office:value="75">
            <text:p>7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04">
            <text:p>504</text:p>
          </table:table-cell>
          <table:table-cell table:style-name="ce29" office:value-type="float" office:value="72">
            <text:p>72</text:p>
          </table:table-cell>
          <table:table-cell table:style-name="ce29" office:value-type="string">
            <text:p>W</text:p>
          </table:table-cell>
          <table:table-cell table:style-name="ce29" office:value-type="float" office:value="509">
            <text:p>509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5992</text:p>
          </table:table-cell>
          <table:table-cell table:style-name="ce9" office:value-type="string">
            <text:p><text:s text:c="2"/>Photographic Film, Paper, Plate, and Chemicals</text:p>
          </table:table-cell>
          <table:table-cell table:style-name="ce20" office:value-type="string">
            <text:p>Chemicals</text:p>
          </table:table-cell>
          <table:table-cell table:style-name="ce29" office:value-type="float" office:value="147">
            <text:p>147</text:p>
          </table:table-cell>
          <table:table-cell table:style-name="ce30" table:formula="of:=IF(T([.J61])=&quot;&quot;;[.J61];[.D61]*[.$H$100])" office:value-type="float" office:value="4">
            <text:p>4</text:p>
          </table:table-cell>
          <table:table-cell table:style-name="ce30" table:formula="of:=IF(ISERROR([.D61]-[.E61]);[.D61];[.D61]-[.E61])" office:value-type="float" office:value="143">
            <text:p>143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128">
            <text:p>128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5">
            <text:p>135</text:p>
          </table:table-cell>
          <table:table-cell table:style-name="ce29" office:value-type="float" office:value="11">
            <text:p>1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6</text:p>
          </table:table-cell>
          <table:table-cell table:style-name="ce9" office:value-type="string">
            <text:p>Plastics and Rubber Products</text:p>
          </table:table-cell>
          <table:table-cell table:style-name="ce20" office:value-type="string">
            <text:p>Plastics &amp; Rubbers</text:p>
          </table:table-cell>
          <table:table-cell table:style-name="ce29" office:value-type="float" office:value="9823">
            <text:p>9,823</text:p>
          </table:table-cell>
          <table:table-cell table:style-name="ce30" table:formula="of:=IF(T([.J62])=&quot;&quot;;[.J62];[.D62]*[.$H$100])" office:value-type="float" office:value="147">
            <text:p>147</text:p>
          </table:table-cell>
          <table:table-cell table:style-name="ce30" table:formula="of:=IF(ISERROR([.D62]-[.E62]);[.D62];[.D62]-[.E62])" office:value-type="float" office:value="9676">
            <text:p>9676</text:p>
          </table:table-cell>
          <table:table-cell table:style-name="ce30" table:formula="of:=[.E62]" office:value-type="float" office:value="147">
            <text:p>147</text:p>
          </table:table-cell>
          <table:table-cell table:style-name="ce30" table:formula="of:=[.F62]" office:value-type="float" office:value="9676">
            <text:p>9676</text:p>
          </table:table-cell>
          <table:table-cell table:style-name="ce29"/>
          <table:table-cell table:style-name="ce29" office:value-type="float" office:value="147">
            <text:p>147</text:p>
          </table:table-cell>
          <table:table-cell table:style-name="ce29" office:value-type="string">
            <text:p>Q</text:p>
          </table:table-cell>
          <table:table-cell table:style-name="ce29" office:value-type="float" office:value="8130">
            <text:p>8,130</text:p>
          </table:table-cell>
          <table:table-cell table:style-name="ce29" office:value-type="float" office:value="1638">
            <text:p>1,63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185">
            <text:p>8,185</text:p>
          </table:table-cell>
          <table:table-cell table:style-name="ce29" office:value-type="float" office:value="1638">
            <text:p>1,63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045">
            <text:p>8,045</text:p>
          </table:table-cell>
          <table:table-cell table:style-name="ce29" office:value-type="float" office:value="1778">
            <text:p>1,778</text:p>
          </table:table-cell>
          <table:table-cell table:style-name="ce29" office:value-type="float" office:value="91">
            <text:p>91</text:p>
          </table:table-cell>
          <table:table-cell table:style-name="ce29" office:value-type="float" office:value="7982">
            <text:p>7,982</text:p>
          </table:table-cell>
          <table:table-cell table:style-name="ce29" office:value-type="float" office:value="1750">
            <text:p>1,75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129">
            <text:p>8,129</text:p>
          </table:table-cell>
          <table:table-cell table:style-name="ce29" office:value-type="float" office:value="1694">
            <text:p>1,694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27</text:p>
          </table:table-cell>
          <table:table-cell table:style-name="ce9" office:value-type="string">
            <text:p>Nonmetallic Mineral Products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11975">
            <text:p>11,975</text:p>
          </table:table-cell>
          <table:table-cell table:style-name="ce30" table:formula="of:=IF(T([.J63])=&quot;&quot;;[.J63];[.D63]*[.$H$100])" office:value-type="float" office:value="127">
            <text:p>127</text:p>
          </table:table-cell>
          <table:table-cell table:style-name="ce30" table:formula="of:=IF(ISERROR([.D63]-[.E63]);[.D63];[.D63]-[.E63])" office:value-type="float" office:value="11848">
            <text:p>11848</text:p>
          </table:table-cell>
          <table:table-cell table:style-name="ce30" table:formula="of:=SUM([.E63:.E71])" office:value-type="float" office:value="139.964412811388">
            <text:p>140</text:p>
          </table:table-cell>
          <table:table-cell table:style-name="ce30" table:formula="of:=SUM([.F63:.F71])" office:value-type="float" office:value="13440.0355871886">
            <text:p>13440</text:p>
          </table:table-cell>
          <table:table-cell table:style-name="ce29"/>
          <table:table-cell table:style-name="ce29" office:value-type="float" office:value="127">
            <text:p>127</text:p>
          </table:table-cell>
          <table:table-cell table:style-name="ce29" office:value-type="string">
            <text:p>Q</text:p>
          </table:table-cell>
          <table:table-cell table:style-name="ce29" office:value-type="float" office:value="10000">
            <text:p>10,000</text:p>
          </table:table-cell>
          <table:table-cell table:style-name="ce29" office:value-type="float" office:value="1942">
            <text:p>1,942</text:p>
          </table:table-cell>
          <table:table-cell table:style-name="ce29" office:value-type="string">
            <text:p>Q</text:p>
          </table:table-cell>
          <table:table-cell table:style-name="ce29" office:value-type="float" office:value="9953">
            <text:p>9,953</text:p>
          </table:table-cell>
          <table:table-cell table:style-name="ce29" office:value-type="float" office:value="1963">
            <text:p>1,963</text:p>
          </table:table-cell>
          <table:table-cell table:style-name="ce29" office:value-type="string">
            <text:p>Q</text:p>
          </table:table-cell>
          <table:table-cell table:style-name="ce29" office:value-type="float" office:value="9920">
            <text:p>9,920</text:p>
          </table:table-cell>
          <table:table-cell table:style-name="ce29" office:value-type="float" office:value="1999">
            <text:p>1,999</text:p>
          </table:table-cell>
          <table:table-cell table:style-name="ce29" office:value-type="string">
            <text:p>Q</text:p>
          </table:table-cell>
          <table:table-cell table:style-name="ce29" office:value-type="float" office:value="9818">
            <text:p>9,818</text:p>
          </table:table-cell>
          <table:table-cell table:style-name="ce29" office:value-type="float" office:value="2095">
            <text:p>2,095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9935">
            <text:p>9,935</text:p>
          </table:table-cell>
          <table:table-cell table:style-name="ce29" office:value-type="float" office:value="2038">
            <text:p>2,038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211</text:p>
          </table:table-cell>
          <table:table-cell table:style-name="ce9" office:value-type="string">
            <text:p><text:s text:c="2"/>Flat Glass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42">
            <text:p>42</text:p>
          </table:table-cell>
          <table:table-cell table:style-name="ce30" table:formula="of:=IF(T([.J64])=&quot;&quot;;[.J64];[.D64]*[.$H$100])" office:value-type="float" office:value="0">
            <text:p>0</text:p>
          </table:table-cell>
          <table:table-cell table:style-name="ce30" table:formula="of:=IF(ISERROR([.D64]-[.E64]);[.D64];[.D64]-[.E64])" office:value-type="float" office:value="42">
            <text:p>42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9">
            <text:p>39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8">
            <text:p>3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9">
            <text:p>39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212</text:p>
          </table:table-cell>
          <table:table-cell table:style-name="ce9" office:value-type="string">
            <text:p><text:s text:c="2"/>Other Pressed and Blown Glass and Glassware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158">
            <text:p>158</text:p>
          </table:table-cell>
          <table:table-cell table:style-name="ce30" table:formula="of:=IF(T([.J65])=&quot;&quot;;[.J65];[.D65]*[.$H$100])" office:value-type="float" office:value="0">
            <text:p>0</text:p>
          </table:table-cell>
          <table:table-cell table:style-name="ce30" table:formula="of:=IF(ISERROR([.D65]-[.E65]);[.D65];[.D65]-[.E65])" office:value-type="float" office:value="158">
            <text:p>158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7">
            <text:p>137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7">
            <text:p>137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7">
            <text:p>137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8">
            <text:p>138</text:p>
          </table:table-cell>
          <table:table-cell table:style-name="ce29" office:value-type="float" office:value="19">
            <text:p>19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213</text:p>
          </table:table-cell>
          <table:table-cell table:style-name="ce9" office:value-type="string">
            <text:p><text:s text:c="2"/>Glass Containers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54">
            <text:p>54</text:p>
          </table:table-cell>
          <table:table-cell table:style-name="ce30" table:formula="of:=IF(T([.J66])=&quot;&quot;;[.J66];[.D66]*[.$H$100])" office:value-type="float" office:value="0.535748948560337">
            <text:p>1</text:p>
          </table:table-cell>
          <table:table-cell table:style-name="ce30" table:formula="of:=IF(ISERROR([.D66]-[.E66]);[.D66];[.D66]-[.E66])" office:value-type="float" office:value="53.4642510514397">
            <text:p>53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2">
            <text:p>5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2">
            <text:p>52</text:p>
          </table:table-cell>
          <table:table-cell table:style-name="ce29" office:value-type="float" office:value="3">
            <text:p>3</text:p>
          </table:table-cell>
          <table:table-cell table:style-name="ce29" office:value-type="string">
            <text:p>W</text:p>
          </table:table-cell>
          <table:table-cell table:style-name="ce29" office:value-type="float" office:value="50">
            <text:p>50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2">
            <text:p>52</text:p>
          </table:table-cell>
          <table:table-cell table:style-name="ce29" office:value-type="float" office:value="3">
            <text:p>3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215</text:p>
          </table:table-cell>
          <table:table-cell table:style-name="ce9" office:value-type="string">
            <text:p><text:s text:c="2"/>Glass Products from Purchased Glass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769">
            <text:p>769</text:p>
          </table:table-cell>
          <table:table-cell table:style-name="ce30" table:formula="of:=IF(T([.J67])=&quot;&quot;;[.J67];[.D67]*[.$H$100])" office:value-type="float" office:value="8">
            <text:p>8</text:p>
          </table:table-cell>
          <table:table-cell table:style-name="ce30" table:formula="of:=IF(ISERROR([.D67]-[.E67]);[.D67];[.D67]-[.E67])" office:value-type="float" office:value="761">
            <text:p>761</text:p>
          </table:table-cell>
          <table:table-cell table:style-name="ce30" table:number-columns-repeated="2"/>
          <table:table-cell table:style-name="ce29"/>
          <table:table-cell table:style-name="ce29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81">
            <text:p>681</text:p>
          </table:table-cell>
          <table:table-cell table:style-name="ce29" office:value-type="float" office:value="87">
            <text:p>87</text:p>
          </table:table-cell>
          <table:table-cell table:style-name="ce29" office:value-type="string">
            <text:p>W</text:p>
          </table:table-cell>
          <table:table-cell table:style-name="ce29" office:value-type="float" office:value="676">
            <text:p>676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67">
            <text:p>667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74">
            <text:p>674</text:p>
          </table:table-cell>
          <table:table-cell table:style-name="ce29" office:value-type="float" office:value="87">
            <text:p>8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77">
            <text:p>677</text:p>
          </table:table-cell>
          <table:table-cell table:style-name="ce29" office:value-type="float" office:value="91">
            <text:p>9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310</text:p>
          </table:table-cell>
          <table:table-cell table:style-name="ce9" office:value-type="string">
            <text:p><text:s text:c="2"/>Cements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188">
            <text:p>188</text:p>
          </table:table-cell>
          <table:table-cell table:style-name="ce30" table:formula="of:=IF(T([.J68])=&quot;&quot;;[.J68];[.D68]*[.$H$100])" office:value-type="float" office:value="3">
            <text:p>3</text:p>
          </table:table-cell>
          <table:table-cell table:style-name="ce30" table:formula="of:=IF(ISERROR([.D68]-[.E68]);[.D68];[.D68]-[.E68])" office:value-type="float" office:value="185">
            <text:p>185</text:p>
          </table:table-cell>
          <table:table-cell table:style-name="ce30" table:number-columns-repeated="2"/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string">
            <text:p>W</text:p>
          </table:table-cell>
          <table:table-cell table:style-name="ce29" office:value-type="float" office:value="165">
            <text:p>165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7">
            <text:p>167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7">
            <text:p>167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8">
            <text:p>168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66">
            <text:p>166</text:p>
          </table:table-cell>
          <table:table-cell table:style-name="ce29" office:value-type="float" office:value="19">
            <text:p>19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410</text:p>
          </table:table-cell>
          <table:table-cell table:style-name="ce9" office:value-type="string">
            <text:p><text:s text:c="2"/>Lime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62">
            <text:p>62</text:p>
          </table:table-cell>
          <table:table-cell table:style-name="ce30" table:formula="of:=IF(T([.J69])=&quot;&quot;;[.J69];[.D69]*[.$H$100])" office:value-type="float" office:value="0">
            <text:p>0</text:p>
          </table:table-cell>
          <table:table-cell table:style-name="ce30" table:formula="of:=IF(ISERROR([.D69]-[.E69]);[.D69];[.D69]-[.E69])" office:value-type="float" office:value="62">
            <text:p>62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53">
            <text:p>53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7">
            <text:p>7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420</text:p>
          </table:table-cell>
          <table:table-cell table:style-name="ce9" office:value-type="string">
            <text:p><text:s text:c="2"/>Gypsum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144">
            <text:p>144</text:p>
          </table:table-cell>
          <table:table-cell table:style-name="ce30" table:formula="of:=IF(T([.J70])=&quot;&quot;;[.J70];[.D70]*[.$H$100])" office:value-type="float" office:value="1.42866386282756">
            <text:p>1</text:p>
          </table:table-cell>
          <table:table-cell table:style-name="ce30" table:formula="of:=IF(ISERROR([.D70]-[.E70]);[.D70];[.D70]-[.E70])" office:value-type="float" office:value="142.571336137172">
            <text:p>143</text:p>
          </table:table-cell>
          <table:table-cell table:style-name="ce30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W</text:p>
          </table:table-cell>
          <table:table-cell table:style-name="ce29" office:value-type="float" office:value="138">
            <text:p>138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5">
            <text:p>5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27993</text:p>
          </table:table-cell>
          <table:table-cell table:style-name="ce9" office:value-type="string">
            <text:p><text:s text:c="2"/>Mineral Wool</text:p>
          </table:table-cell>
          <table:table-cell table:style-name="ce20" office:value-type="string">
            <text:p>Stone, Clay and Glass</text:p>
          </table:table-cell>
          <table:table-cell table:style-name="ce29" office:value-type="float" office:value="188">
            <text:p>188</text:p>
          </table:table-cell>
          <table:table-cell table:style-name="ce30" table:formula="of:=IF(T([.J71])=&quot;&quot;;[.J71];[.D71]*[.$H$100])" office:value-type="float" office:value="0">
            <text:p>0</text:p>
          </table:table-cell>
          <table:table-cell table:style-name="ce30" table:formula="of:=IF(ISERROR([.D71]-[.E71]);[.D71];[.D71]-[.E71])" office:value-type="float" office:value="188">
            <text:p>188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60">
            <text:p>16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0">
            <text:p>16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0">
            <text:p>16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58">
            <text:p>158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60">
            <text:p>160</text:p>
          </table:table-cell>
          <table:table-cell table:style-name="ce29" office:value-type="float" office:value="28">
            <text:p>28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1</text:p>
          </table:table-cell>
          <table:table-cell table:style-name="ce9" office:value-type="string">
            <text:p>Primary Metal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3290">
            <text:p>3,290</text:p>
          </table:table-cell>
          <table:table-cell table:style-name="ce30" table:formula="of:=IF(T([.J72])=&quot;&quot;;[.J72];[.D72]*[.$H$100])" office:value-type="float" office:value="39">
            <text:p>39</text:p>
          </table:table-cell>
          <table:table-cell table:style-name="ce30" table:formula="of:=IF(ISERROR([.D72]-[.E72]);[.D72];[.D72]-[.E72])" office:value-type="float" office:value="3251">
            <text:p>3251</text:p>
          </table:table-cell>
          <table:table-cell table:style-name="ce30" table:formula="of:=SUM([.E72:.E84])" office:value-type="float" office:value="86.2346597649089">
            <text:p>86</text:p>
          </table:table-cell>
          <table:table-cell table:style-name="ce30" table:formula="of:=SUM([.F72:.F84])" office:value-type="float" office:value="7668.76534023509">
            <text:p>7669</text:p>
          </table:table-cell>
          <table:table-cell table:style-name="ce29"/>
          <table:table-cell table:style-name="ce29" office:value-type="float" office:value="39">
            <text:p>3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826">
            <text:p>2,826</text:p>
          </table:table-cell>
          <table:table-cell table:style-name="ce29" office:value-type="float" office:value="446">
            <text:p>446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2809">
            <text:p>2,809</text:p>
          </table:table-cell>
          <table:table-cell table:style-name="ce29" office:value-type="float" office:value="474">
            <text:p>474</text:p>
          </table:table-cell>
          <table:table-cell table:style-name="ce29" office:value-type="string">
            <text:p>W</text:p>
          </table:table-cell>
          <table:table-cell table:style-name="ce29" office:value-type="float" office:value="2824">
            <text:p>2,824</text:p>
          </table:table-cell>
          <table:table-cell table:style-name="ce29" office:value-type="string">
            <text:p>W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795">
            <text:p>2,795</text:p>
          </table:table-cell>
          <table:table-cell table:style-name="ce29" office:value-type="float" office:value="478">
            <text:p>478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2827">
            <text:p>2,827</text:p>
          </table:table-cell>
          <table:table-cell table:style-name="ce29" office:value-type="float" office:value="452">
            <text:p>45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111</text:p>
          </table:table-cell>
          <table:table-cell table:style-name="ce9" office:value-type="string">
            <text:p><text:s text:c="2"/>Iron and Steel Mill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348">
            <text:p>348</text:p>
          </table:table-cell>
          <table:table-cell table:style-name="ce30" table:formula="of:=IF(T([.J73])=&quot;&quot;;[.J73];[.D73]*[.$H$100])" office:value-type="float" office:value="17">
            <text:p>17</text:p>
          </table:table-cell>
          <table:table-cell table:style-name="ce30" table:formula="of:=IF(ISERROR([.D73]-[.E73]);[.D73];[.D73]-[.E73])" office:value-type="float" office:value="331">
            <text:p>331</text:p>
          </table:table-cell>
          <table:table-cell table:style-name="ce30" table:number-columns-repeated="2"/>
          <table:table-cell table:style-name="ce29"/>
          <table:table-cell table:style-name="ce29" office:value-type="float" office:value="17">
            <text:p>17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304">
            <text:p>304</text:p>
          </table:table-cell>
          <table:table-cell table:style-name="ce29" office:value-type="float" office:value="31">
            <text:p>31</text:p>
          </table:table-cell>
          <table:table-cell table:style-name="ce29" office:value-type="string">
            <text:p>W</text:p>
          </table:table-cell>
          <table:table-cell table:style-name="ce29" office:value-type="float" office:value="310">
            <text:p>310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07">
            <text:p>307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12">
            <text:p>312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112</text:p>
          </table:table-cell>
          <table:table-cell table:style-name="ce9" office:value-type="string">
            <text:p><text:s text:c="2"/>Electrometallurgical Ferroalloy Product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18">
            <text:p>18</text:p>
          </table:table-cell>
          <table:table-cell table:style-name="ce30" table:formula="of:=IF(T([.J74])=&quot;&quot;;[.J74];[.D74]*[.$H$100])" office:value-type="float" office:value="0">
            <text:p>0</text:p>
          </table:table-cell>
          <table:table-cell table:style-name="ce30" table:formula="of:=IF(ISERROR([.D74]-[.E74]);[.D74];[.D74]-[.E74])" office:value-type="float" office:value="18">
            <text:p>18</text:p>
          </table:table-cell>
          <table:table-cell table:style-name="ce30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312</text:p>
          </table:table-cell>
          <table:table-cell table:style-name="ce9" office:value-type="string">
            <text:p><text:s text:c="2"/>Steel Products from Purchased Steel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446">
            <text:p>446</text:p>
          </table:table-cell>
          <table:table-cell table:style-name="ce30" table:formula="of:=IF(T([.J75])=&quot;&quot;;[.J75];[.D75]*[.$H$100])" office:value-type="float" office:value="4.42488946403537">
            <text:p>4</text:p>
          </table:table-cell>
          <table:table-cell table:style-name="ce30" table:formula="of:=IF(ISERROR([.D75]-[.E75]);[.D75];[.D75]-[.E75])" office:value-type="float" office:value="441.575110535965">
            <text:p>442</text:p>
          </table:table-cell>
          <table:table-cell table:style-name="ce31" table:number-columns-repeated="2"/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68">
            <text:p>368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73">
            <text:p>373</text:p>
          </table:table-cell>
          <table:table-cell table:style-name="ce29" office:value-type="float" office:value="73">
            <text:p>7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72">
            <text:p>372</text:p>
          </table:table-cell>
          <table:table-cell table:style-name="ce29" office:value-type="float" office:value="74">
            <text:p>74</text:p>
          </table:table-cell>
          <table:table-cell table:style-name="ce29" office:value-type="string">
            <text:p>W</text:p>
          </table:table-cell>
          <table:table-cell table:style-name="ce29" office:value-type="float" office:value="367">
            <text:p>367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74">
            <text:p>374</text:p>
          </table:table-cell>
          <table:table-cell table:style-name="ce29" office:value-type="float" office:value="72">
            <text:p>7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313</text:p>
          </table:table-cell>
          <table:table-cell table:style-name="ce9" office:value-type="string">
            <text:p><text:s text:c="2"/>Alumina and Aluminum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384">
            <text:p>384</text:p>
          </table:table-cell>
          <table:table-cell table:style-name="ce30" table:formula="of:=IF(T([.J76])=&quot;&quot;;[.J76];[.D76]*[.$H$100])" office:value-type="float" office:value="3.8097703008735">
            <text:p>4</text:p>
          </table:table-cell>
          <table:table-cell table:style-name="ce30" table:formula="of:=IF(ISERROR([.D76]-[.E76]);[.D76];[.D76]-[.E76])" office:value-type="float" office:value="380.190229699126">
            <text:p>380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string">
            <text:p>W</text:p>
          </table:table-cell>
          <table:table-cell table:style-name="ce29" office:value-type="float" office:value="307">
            <text:p>307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02">
            <text:p>302</text:p>
          </table:table-cell>
          <table:table-cell table:style-name="ce29" office:value-type="float" office:value="82">
            <text:p>8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79">
            <text:p>79</text:p>
          </table:table-cell>
          <table:table-cell table:style-name="ce29" office:value-type="string">
            <text:p>W</text:p>
          </table:table-cell>
          <table:table-cell table:style-name="ce29" office:value-type="float" office:value="299">
            <text:p>299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307">
            <text:p>307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314</text:p>
          </table:table-cell>
          <table:table-cell table:style-name="ce9" office:value-type="string">
            <text:p><text:s text:c="2"/>Secondary Smelting and Alloying of Aluminum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96">
            <text:p>96</text:p>
          </table:table-cell>
          <table:table-cell table:style-name="ce30" table:formula="of:=IF(T([.J77])=&quot;&quot;;[.J77];[.D77]*[.$H$100])" office:value-type="float" office:value="0">
            <text:p>0</text:p>
          </table:table-cell>
          <table:table-cell table:style-name="ce30" table:formula="of:=IF(ISERROR([.D77]-[.E77]);[.D77];[.D77]-[.E77])" office:value-type="float" office:value="96">
            <text:p>96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86">
            <text:p>86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8">
            <text:p>78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12">
            <text:p>1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315</text:p>
          </table:table-cell>
          <table:table-cell table:style-name="ce9" office:value-type="string">
            <text:p><text:s text:c="2"/>Aluminum Sheet, Plate and Foil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56">
            <text:p>56</text:p>
          </table:table-cell>
          <table:table-cell table:style-name="ce30" table:formula="of:=IF(T([.J78])=&quot;&quot;;[.J78];[.D78]*[.$H$100])" office:value-type="float" office:value="0">
            <text:p>0</text:p>
          </table:table-cell>
          <table:table-cell table:style-name="ce30" table:formula="of:=IF(ISERROR([.D78]-[.E78]);[.D78];[.D78]-[.E78])" office:value-type="float" office:value="56">
            <text:p>56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7">
            <text:p>47</text:p>
          </table:table-cell>
          <table:table-cell table:style-name="ce29" office:value-type="float" office:value="9">
            <text:p>9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316</text:p>
          </table:table-cell>
          <table:table-cell table:style-name="ce9" office:value-type="string">
            <text:p><text:s text:c="2"/>Aluminum Extruded Product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150">
            <text:p>150</text:p>
          </table:table-cell>
          <table:table-cell table:style-name="ce30" table:formula="of:=IF(T([.J79])=&quot;&quot;;[.J79];[.D79]*[.$H$100])" office:value-type="float" office:value="0">
            <text:p>0</text:p>
          </table:table-cell>
          <table:table-cell table:style-name="ce30" table:formula="of:=IF(ISERROR([.D79]-[.E79]);[.D79];[.D79]-[.E79])" office:value-type="float" office:value="150">
            <text:p>150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6">
            <text:p>106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02">
            <text:p>102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04">
            <text:p>104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05">
            <text:p>105</text:p>
          </table:table-cell>
          <table:table-cell table:style-name="ce29" office:value-type="float" office:value="45">
            <text:p>4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06">
            <text:p>106</text:p>
          </table:table-cell>
          <table:table-cell table:style-name="ce29" office:value-type="float" office:value="44">
            <text:p>44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314</text:p>
          </table:table-cell>
          <table:table-cell table:style-name="ce9" office:value-type="string">
            <text:p><text:s text:c="2"/>Nonferrous Metals, except Aluminum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574">
            <text:p>574</text:p>
          </table:table-cell>
          <table:table-cell table:style-name="ce30" table:formula="of:=IF(T([.J80])=&quot;&quot;;[.J80];[.D80]*[.$H$100])" office:value-type="float" office:value="7">
            <text:p>7</text:p>
          </table:table-cell>
          <table:table-cell table:style-name="ce30" table:formula="of:=IF(ISERROR([.D80]-[.E80]);[.D80];[.D80]-[.E80])" office:value-type="float" office:value="567">
            <text:p>567</text:p>
          </table:table-cell>
          <table:table-cell table:style-name="ce31" table:number-columns-repeated="2"/>
          <table:table-cell table:style-name="ce29"/>
          <table:table-cell table:style-name="ce29" office:value-type="float" office:value="7">
            <text:p>7</text:p>
          </table:table-cell>
          <table:table-cell table:style-name="ce29" office:value-type="string">
            <text:p>W</text:p>
          </table:table-cell>
          <table:table-cell table:style-name="ce29" office:value-type="float" office:value="532">
            <text:p>532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534">
            <text:p>534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537">
            <text:p>537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526">
            <text:p>526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534">
            <text:p>534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315</text:p>
          </table:table-cell>
          <table:table-cell table:style-name="ce9" office:value-type="string">
            <text:p><text:s text:c="2"/>Foundrie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1520">
            <text:p>1,520</text:p>
          </table:table-cell>
          <table:table-cell table:style-name="ce30" table:formula="of:=IF(T([.J81])=&quot;&quot;;[.J81];[.D81]*[.$H$100])" office:value-type="float" office:value="11">
            <text:p>11</text:p>
          </table:table-cell>
          <table:table-cell table:style-name="ce30" table:formula="of:=IF(ISERROR([.D81]-[.E81]);[.D81];[.D81]-[.E81])" office:value-type="float" office:value="1509">
            <text:p>1509</text:p>
          </table:table-cell>
          <table:table-cell table:style-name="ce31" table:number-columns-repeated="2"/>
          <table:table-cell table:style-name="ce29"/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97">
            <text:p>1,297</text:p>
          </table:table-cell>
          <table:table-cell table:style-name="ce29" office:value-type="float" office:value="223">
            <text:p>22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73">
            <text:p>1,273</text:p>
          </table:table-cell>
          <table:table-cell table:style-name="ce29" office:value-type="float" office:value="247">
            <text:p>24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84">
            <text:p>1,284</text:p>
          </table:table-cell>
          <table:table-cell table:style-name="ce29" office:value-type="float" office:value="236">
            <text:p>236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73">
            <text:p>1,273</text:p>
          </table:table-cell>
          <table:table-cell table:style-name="ce29" office:value-type="float" office:value="236">
            <text:p>23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85">
            <text:p>1,285</text:p>
          </table:table-cell>
          <table:table-cell table:style-name="ce29" office:value-type="float" office:value="235">
            <text:p>235</text:p>
          </table:table-cell>
          <table:table-cell table:number-columns-repeated="999"/>
        </table:table-row>
        <table:table-row table:style-name="ro4">
          <table:table-cell table:style-name="ce8" office:value-type="string">
            <text:p><text:s text:c="3"/>331511</text:p>
          </table:table-cell>
          <table:table-cell table:style-name="ce9" office:value-type="string">
            <text:p><text:s text:c="2"/>Iron Foundrie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379">
            <text:p>379</text:p>
          </table:table-cell>
          <table:table-cell table:style-name="ce30" table:formula="of:=IF(T([.J82])=&quot;&quot;;[.J82];[.D82]*[.$H$100])" office:value-type="float" office:value="4">
            <text:p>4</text:p>
          </table:table-cell>
          <table:table-cell table:style-name="ce30" table:formula="of:=IF(ISERROR([.D82]-[.E82]);[.D82];[.D82]-[.E82])" office:value-type="float" office:value="375">
            <text:p>375</text:p>
          </table:table-cell>
          <table:table-cell table:style-name="ce31" table:number-columns-repeated="2"/>
          <table:table-cell table:style-name="ce29"/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19">
            <text:p>319</text:p>
          </table:table-cell>
          <table:table-cell table:style-name="ce29" office:value-type="float" office:value="60">
            <text:p>6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09">
            <text:p>309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18">
            <text:p>318</text:p>
          </table:table-cell>
          <table:table-cell table:style-name="ce29" office:value-type="float" office:value="61">
            <text:p>6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13">
            <text:p>313</text:p>
          </table:table-cell>
          <table:table-cell table:style-name="ce29" office:value-type="float" office:value="62">
            <text:p>6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19">
            <text:p>319</text:p>
          </table:table-cell>
          <table:table-cell table:style-name="ce29" office:value-type="float" office:value="60">
            <text:p>60</text:p>
          </table:table-cell>
          <table:table-cell table:number-columns-repeated="999"/>
        </table:table-row>
        <table:table-row table:style-name="ro4">
          <table:table-cell table:style-name="ce8" office:value-type="string">
            <text:p><text:s text:c="3"/>331521</text:p>
          </table:table-cell>
          <table:table-cell table:style-name="ce9" office:value-type="string">
            <text:p><text:s text:c="2"/>Aluminum Die-Casting Foundries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185">
            <text:p>185</text:p>
          </table:table-cell>
          <table:table-cell table:style-name="ce30" table:formula="of:=IF(T([.J83])=&quot;&quot;;[.J83];[.D83]*[.$H$100])" office:value-type="float" office:value="0">
            <text:p>0</text:p>
          </table:table-cell>
          <table:table-cell table:style-name="ce30" table:formula="of:=IF(ISERROR([.D83]-[.E83]);[.D83];[.D83]-[.E83])" office:value-type="float" office:value="185">
            <text:p>185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48">
            <text:p>148</text:p>
          </table:table-cell>
          <table:table-cell table:style-name="ce29" office:value-type="string">
            <text:p>Q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8">
            <text:p>138</text:p>
          </table:table-cell>
          <table:table-cell table:style-name="ce29" office:value-type="float" office:value="47">
            <text:p>4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6">
            <text:p>146</text:p>
          </table:table-cell>
          <table:table-cell table:style-name="ce29" office:value-type="string">
            <text:p>Q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5">
            <text:p>145</text:p>
          </table:table-cell>
          <table:table-cell table:style-name="ce29" office:value-type="string">
            <text:p>Q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7">
            <text:p>147</text:p>
          </table:table-cell>
          <table:table-cell table:style-name="ce29" office:value-type="string">
            <text:p>Q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1524</text:p>
          </table:table-cell>
          <table:table-cell table:style-name="ce9" office:value-type="string">
            <text:p><text:s text:c="2"/>Aluminum Foundries, except Die-Casting</text:p>
          </table:table-cell>
          <table:table-cell table:style-name="ce22" office:value-type="string">
            <text:p>Primary Metals</text:p>
          </table:table-cell>
          <table:table-cell table:style-name="ce29" office:value-type="float" office:value="309">
            <text:p>309</text:p>
          </table:table-cell>
          <table:table-cell table:style-name="ce30" table:formula="of:=IF(T([.J84])=&quot;&quot;;[.J84];[.D84]*[.$H$100])" office:value-type="float" office:value="0">
            <text:p>0</text:p>
          </table:table-cell>
          <table:table-cell table:style-name="ce30" table:formula="of:=IF(ISERROR([.D84]-[.E84]);[.D84];[.D84]-[.E84])" office:value-type="float" office:value="309">
            <text:p>309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68">
            <text:p>268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64">
            <text:p>264</text:p>
          </table:table-cell>
          <table:table-cell table:style-name="ce29" office:value-type="float" office:value="45">
            <text:p>4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63">
            <text:p>263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63">
            <text:p>263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58">
            <text:p>258</text:p>
          </table:table-cell>
          <table:table-cell table:style-name="ce29" office:value-type="float" office:value="51">
            <text:p>5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2</text:p>
          </table:table-cell>
          <table:table-cell table:style-name="ce9" office:value-type="string">
            <text:p>Fabricated Metal Products</text:p>
          </table:table-cell>
          <table:table-cell table:style-name="ce20" office:value-type="string">
            <text:p>Fabricated Metals</text:p>
          </table:table-cell>
          <table:table-cell table:style-name="ce29" office:value-type="float" office:value="35601">
            <text:p>35,601</text:p>
          </table:table-cell>
          <table:table-cell table:style-name="ce30" table:formula="of:=IF(T([.J85])=&quot;&quot;;[.J85];[.D85]*[.$H$100])" office:value-type="float" office:value="353.20737625364">
            <text:p>353</text:p>
          </table:table-cell>
          <table:table-cell table:style-name="ce30" table:formula="of:=IF(ISERROR([.D85]-[.E85]);[.D85];[.D85]-[.E85])" office:value-type="float" office:value="35247.7926237464">
            <text:p>35248</text:p>
          </table:table-cell>
          <table:table-cell table:style-name="ce30" table:formula="of:=[.E85]" office:value-type="float" office:value="353.20737625364">
            <text:p>353</text:p>
          </table:table-cell>
          <table:table-cell table:style-name="ce30" table:formula="of:=[.F85]" office:value-type="float" office:value="35247.7926237464">
            <text:p>35248</text:p>
          </table:table-cell>
          <table:table-cell table:style-name="ce29"/>
          <table:table-cell table:style-name="ce29" office:value-type="string">
            <text:p>Q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0201">
            <text:p>30,201</text:p>
          </table:table-cell>
          <table:table-cell table:style-name="ce29" office:value-type="float" office:value="5399">
            <text:p>5,399</text:p>
          </table:table-cell>
          <table:table-cell table:style-name="ce29" office:value-type="string">
            <text:p>W</text:p>
          </table:table-cell>
          <table:table-cell table:style-name="ce29" office:value-type="float" office:value="29962">
            <text:p>29,962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9883">
            <text:p>29,883</text:p>
          </table:table-cell>
          <table:table-cell table:style-name="ce29" office:value-type="float" office:value="5717">
            <text:p>5,717</text:p>
          </table:table-cell>
          <table:table-cell table:style-name="ce29" office:value-type="string">
            <text:p>W</text:p>
          </table:table-cell>
          <table:table-cell table:style-name="ce29" office:value-type="float" office:value="29511">
            <text:p>29,511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9883">
            <text:p>29,883</text:p>
          </table:table-cell>
          <table:table-cell table:style-name="ce29" office:value-type="float" office:value="5717">
            <text:p>5,717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3</text:p>
          </table:table-cell>
          <table:table-cell table:style-name="ce9" office:value-type="string">
            <text:p>Machinery</text:p>
          </table:table-cell>
          <table:table-cell table:style-name="ce20" office:value-type="string">
            <text:p>Machinery</text:p>
          </table:table-cell>
          <table:table-cell table:style-name="ce29" office:value-type="float" office:value="16296">
            <text:p>16,296</text:p>
          </table:table-cell>
          <table:table-cell table:style-name="ce30" table:formula="of:=IF(T([.J86])=&quot;&quot;;[.J86];[.D86]*[.$H$100])" office:value-type="float" office:value="161.677127143319">
            <text:p>162</text:p>
          </table:table-cell>
          <table:table-cell table:style-name="ce30" table:formula="of:=IF(ISERROR([.D86]-[.E86]);[.D86];[.D86]-[.E86])" office:value-type="float" office:value="16134.3228728567">
            <text:p>16134</text:p>
          </table:table-cell>
          <table:table-cell table:style-name="ce30" table:formula="of:=[.E86]" office:value-type="float" office:value="161.677127143319">
            <text:p>162</text:p>
          </table:table-cell>
          <table:table-cell table:style-name="ce30" table:formula="of:=[.F86]" office:value-type="float" office:value="16134.3228728567">
            <text:p>16134</text:p>
          </table:table-cell>
          <table:table-cell table:style-name="ce29"/>
          <table:table-cell table:style-name="ce29" office:value-type="string">
            <text:p>Q</text:p>
          </table:table-cell>
          <table:table-cell table:style-name="ce29" office:value-type="string">
            <text:p>W</text:p>
          </table:table-cell>
          <table:table-cell table:style-name="ce29" office:value-type="float" office:value="14433">
            <text:p>14,433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14199">
            <text:p>14,199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122">
            <text:p>14,122</text:p>
          </table:table-cell>
          <table:table-cell table:style-name="ce29" office:value-type="float" office:value="2174">
            <text:p>2,17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187">
            <text:p>14,187</text:p>
          </table:table-cell>
          <table:table-cell table:style-name="ce29" office:value-type="float" office:value="2109">
            <text:p>2,10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280">
            <text:p>14,280</text:p>
          </table:table-cell>
          <table:table-cell table:style-name="ce29" office:value-type="float" office:value="2016">
            <text:p>2,016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4</text:p>
          </table:table-cell>
          <table:table-cell table:style-name="ce9" office:value-type="string">
            <text:p>Computer and Electronic Products</text:p>
          </table:table-cell>
          <table:table-cell table:style-name="ce20" office:value-type="string">
            <text:p>Computers &amp; Electronics</text:p>
          </table:table-cell>
          <table:table-cell table:style-name="ce29" office:value-type="float" office:value="8189">
            <text:p>8,189</text:p>
          </table:table-cell>
          <table:table-cell table:style-name="ce30" table:formula="of:=IF(T([.J87])=&quot;&quot;;[.J87];[.D87]*[.$H$100])" office:value-type="float" office:value="81.2453359214925">
            <text:p>81</text:p>
          </table:table-cell>
          <table:table-cell table:style-name="ce30" table:formula="of:=IF(ISERROR([.D87]-[.E87]);[.D87];[.D87]-[.E87])" office:value-type="float" office:value="8107.75466407851">
            <text:p>8108</text:p>
          </table:table-cell>
          <table:table-cell table:style-name="ce31" table:formula="of:=SUM([.E87:.E89])" office:value-type="float" office:value="86.2453359214925">
            <text:p>86</text:p>
          </table:table-cell>
          <table:table-cell table:style-name="ce31" table:formula="of:=SUM([.F87:.F89])" office:value-type="float" office:value="12220.7546640785">
            <text:p>12221</text:p>
          </table:table-cell>
          <table:table-cell table:style-name="ce29"/>
          <table:table-cell table:style-name="ce29" office:value-type="string">
            <text:p>Q</text:p>
          </table:table-cell>
          <table:table-cell table:style-name="ce29" office:value-type="string">
            <text:p>W</text:p>
          </table:table-cell>
          <table:table-cell table:style-name="ce29" office:value-type="float" office:value="7196">
            <text:p>7,196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7156">
            <text:p>7,156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076">
            <text:p>7,076</text:p>
          </table:table-cell>
          <table:table-cell table:style-name="ce29" office:value-type="float" office:value="1112">
            <text:p>1,11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7132">
            <text:p>7,132</text:p>
          </table:table-cell>
          <table:table-cell table:style-name="ce29" office:value-type="float" office:value="1053">
            <text:p>1,053</text:p>
          </table:table-cell>
          <table:table-cell table:style-name="ce29" office:value-type="string">
            <text:p>W</text:p>
          </table:table-cell>
          <table:table-cell table:style-name="ce29" office:value-type="float" office:value="7132">
            <text:p>7,132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4413</text:p>
          </table:table-cell>
          <table:table-cell table:style-name="ce9" office:value-type="string">
            <text:p><text:s text:c="2"/>Semiconductors and Related Devices</text:p>
          </table:table-cell>
          <table:table-cell table:style-name="ce20" office:value-type="string">
            <text:p>Computers &amp; Electronics</text:p>
          </table:table-cell>
          <table:table-cell table:style-name="ce29" office:value-type="float" office:value="523">
            <text:p>523</text:p>
          </table:table-cell>
          <table:table-cell table:style-name="ce30" table:formula="of:=IF(T([.J88])=&quot;&quot;;[.J88];[.D88]*[.$H$100])" office:value-type="float" office:value="5">
            <text:p>5</text:p>
          </table:table-cell>
          <table:table-cell table:style-name="ce30" table:formula="of:=IF(ISERROR([.D88]-[.E88]);[.D88];[.D88]-[.E88])" office:value-type="float" office:value="518">
            <text:p>518</text:p>
          </table:table-cell>
          <table:table-cell table:style-name="ce31" table:number-columns-repeated="2"/>
          <table:table-cell table:style-name="ce29"/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90">
            <text:p>390</text:p>
          </table:table-cell>
          <table:table-cell table:style-name="ce29" office:value-type="float" office:value="132">
            <text:p>132</text:p>
          </table:table-cell>
          <table:table-cell table:style-name="ce29" office:value-type="string">
            <text:p>W</text:p>
          </table:table-cell>
          <table:table-cell table:style-name="ce29" office:value-type="float" office:value="388">
            <text:p>388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93">
            <text:p>393</text:p>
          </table:table-cell>
          <table:table-cell table:style-name="ce29" office:value-type="float" office:value="129">
            <text:p>129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90">
            <text:p>390</text:p>
          </table:table-cell>
          <table:table-cell table:style-name="ce29" office:value-type="float" office:value="129">
            <text:p>12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90">
            <text:p>390</text:p>
          </table:table-cell>
          <table:table-cell table:style-name="ce29" office:value-type="float" office:value="132">
            <text:p>13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5</text:p>
          </table:table-cell>
          <table:table-cell table:style-name="ce18" office:value-type="string">
            <text:p>Electrical Equip., Appliances, and Components</text:p>
          </table:table-cell>
          <table:table-cell table:style-name="ce23" office:value-type="string">
            <text:p>Computers &amp; Electronics</text:p>
          </table:table-cell>
          <table:table-cell table:style-name="ce29" office:value-type="float" office:value="3595">
            <text:p>3,595</text:p>
          </table:table-cell>
          <table:table-cell table:style-name="ce30" table:formula="of:=IF(T([.J89])=&quot;&quot;;[.J89];[.D89]*[.$H$100])" office:value-type="float" office:value="0">
            <text:p>0</text:p>
          </table:table-cell>
          <table:table-cell table:style-name="ce30" table:formula="of:=IF(ISERROR([.D89]-[.E89]);[.D89];[.D89]-[.E89])" office:value-type="float" office:value="3595">
            <text:p>3595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3339">
            <text:p>3,339</text:p>
          </table:table-cell>
          <table:table-cell table:style-name="ce29" office:value-type="float" office:value="257">
            <text:p>25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309">
            <text:p>3,309</text:p>
          </table:table-cell>
          <table:table-cell table:style-name="ce29" office:value-type="float" office:value="287">
            <text:p>28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309">
            <text:p>3,309</text:p>
          </table:table-cell>
          <table:table-cell table:style-name="ce29" office:value-type="float" office:value="287">
            <text:p>28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280">
            <text:p>3,280</text:p>
          </table:table-cell>
          <table:table-cell table:style-name="ce29" office:value-type="float" office:value="316">
            <text:p>31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365">
            <text:p>3,365</text:p>
          </table:table-cell>
          <table:table-cell table:style-name="ce29" office:value-type="float" office:value="231">
            <text:p>231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6</text:p>
          </table:table-cell>
          <table:table-cell table:style-name="ce9" office:value-type="string">
            <text:p>Transportation Equipment</text:p>
          </table:table-cell>
          <table:table-cell table:style-name="ce20" office:value-type="string">
            <text:p>Transportation Equipment</text:p>
          </table:table-cell>
          <table:table-cell table:style-name="ce29" office:value-type="float" office:value="7024">
            <text:p>7,024</text:p>
          </table:table-cell>
          <table:table-cell table:style-name="ce30" table:formula="of:=IF(T([.J90])=&quot;&quot;;[.J90];[.D90]*[.$H$100])" office:value-type="float" office:value="61">
            <text:p>61</text:p>
          </table:table-cell>
          <table:table-cell table:style-name="ce30" table:formula="of:=IF(ISERROR([.D90]-[.E90]);[.D90];[.D90]-[.E90])" office:value-type="float" office:value="6963">
            <text:p>6963</text:p>
          </table:table-cell>
          <table:table-cell table:style-name="ce31" table:formula="of:=SUM([.E90:.E94])" office:value-type="float" office:value="82">
            <text:p>82</text:p>
          </table:table-cell>
          <table:table-cell table:style-name="ce31" table:formula="of:=SUM([.F90:.F94])" office:value-type="float" office:value="8081">
            <text:p>8081</text:p>
          </table:table-cell>
          <table:table-cell table:style-name="ce29"/>
          <table:table-cell table:style-name="ce29" office:value-type="float" office:value="61">
            <text:p>61</text:p>
          </table:table-cell>
          <table:table-cell table:style-name="ce29" office:value-type="float" office:value="45">
            <text:p>45</text:p>
          </table:table-cell>
          <table:table-cell table:style-name="ce29" office:value-type="float" office:value="5979">
            <text:p>5,979</text:p>
          </table:table-cell>
          <table:table-cell table:style-name="ce29" office:value-type="float" office:value="1000">
            <text:p>1,000</text:p>
          </table:table-cell>
          <table:table-cell table:style-name="ce29" office:value-type="string">
            <text:p>Q</text:p>
          </table:table-cell>
          <table:table-cell table:style-name="ce29" office:value-type="float" office:value="5906">
            <text:p>5,906</text:p>
          </table:table-cell>
          <table:table-cell table:style-name="ce29" office:value-type="float" office:value="1103">
            <text:p>1,103</text:p>
          </table:table-cell>
          <table:table-cell table:style-name="ce29" office:value-type="string">
            <text:p>Q</text:p>
          </table:table-cell>
          <table:table-cell table:style-name="ce29" office:value-type="float" office:value="5882">
            <text:p>5,882</text:p>
          </table:table-cell>
          <table:table-cell table:style-name="ce29" office:value-type="float" office:value="1130">
            <text:p>1,13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5930">
            <text:p>5,930</text:p>
          </table:table-cell>
          <table:table-cell table:style-name="ce29" office:value-type="float" office:value="1082">
            <text:p>1,082</text:p>
          </table:table-cell>
          <table:table-cell table:style-name="ce29" office:value-type="string">
            <text:p>W</text:p>
          </table:table-cell>
          <table:table-cell table:style-name="ce29" office:value-type="float" office:value="5955">
            <text:p>5,955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6111</text:p>
          </table:table-cell>
          <table:table-cell table:style-name="ce9" office:value-type="string">
            <text:p><text:s text:c="2"/>Automobiles</text:p>
          </table:table-cell>
          <table:table-cell table:style-name="ce20" office:value-type="string">
            <text:p>Transportation Equipment</text:p>
          </table:table-cell>
          <table:table-cell table:style-name="ce29" office:value-type="float" office:value="77">
            <text:p>77</text:p>
          </table:table-cell>
          <table:table-cell table:style-name="ce30" table:formula="of:=IF(T([.J91])=&quot;&quot;;[.J91];[.D91]*[.$H$100])" office:value-type="float" office:value="4">
            <text:p>4</text:p>
          </table:table-cell>
          <table:table-cell table:style-name="ce30" table:formula="of:=IF(ISERROR([.D91]-[.E91]);[.D91];[.D91]-[.E91])" office:value-type="float" office:value="73">
            <text:p>73</text:p>
          </table:table-cell>
          <table:table-cell table:style-name="ce31" table:number-columns-repeated="2"/>
          <table:table-cell table:style-name="ce29"/>
          <table:table-cell table:style-name="ce29" office:value-type="float" office:value="4">
            <text:p>4</text:p>
          </table:table-cell>
          <table:table-cell table:style-name="ce29" office:value-type="string">
            <text:p>W</text:p>
          </table:table-cell>
          <table:table-cell table:style-name="ce29" office:value-type="float" office:value="65">
            <text:p>65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7">
            <text:p>67</text:p>
          </table:table-cell>
          <table:table-cell table:style-name="ce29" office:value-type="float" office:value="10">
            <text:p>10</text:p>
          </table:table-cell>
          <table:table-cell table:style-name="ce29" office:value-type="string">
            <text:p>W</text:p>
          </table:table-cell>
          <table:table-cell table:style-name="ce29" office:value-type="float" office:value="65">
            <text:p>65</text:p>
          </table:table-cell>
          <table:table-cell table:style-name="ce29" office:value-type="string">
            <text:p>W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6112</text:p>
          </table:table-cell>
          <table:table-cell table:style-name="ce9" office:value-type="string">
            <text:p><text:s text:c="2"/>Light Trucks and Utility Vehicles</text:p>
          </table:table-cell>
          <table:table-cell table:style-name="ce20" office:value-type="string">
            <text:p>Transportation Equipment</text:p>
          </table:table-cell>
          <table:table-cell table:style-name="ce29" office:value-type="float" office:value="48">
            <text:p>48</text:p>
          </table:table-cell>
          <table:table-cell table:style-name="ce30" table:formula="of:=IF(T([.J92])=&quot;&quot;;[.J92];[.D92]*[.$H$100])" office:value-type="float" office:value="4">
            <text:p>4</text:p>
          </table:table-cell>
          <table:table-cell table:style-name="ce30" table:formula="of:=IF(ISERROR([.D92]-[.E92]);[.D92];[.D92]-[.E92])" office:value-type="float" office:value="44">
            <text:p>44</text:p>
          </table:table-cell>
          <table:table-cell table:style-name="ce31" table:number-columns-repeated="2"/>
          <table:table-cell table:style-name="ce29"/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8">
            <text:p>3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10">
            <text:p>10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/>3364</text:p>
          </table:table-cell>
          <table:table-cell table:style-name="ce9" office:value-type="string">
            <text:p><text:s text:c="2"/>Aerospace Product and Parts</text:p>
          </table:table-cell>
          <table:table-cell table:style-name="ce20" office:value-type="string">
            <text:p>Transportation Equipment</text:p>
          </table:table-cell>
          <table:table-cell table:style-name="ce29" office:value-type="float" office:value="910">
            <text:p>910</text:p>
          </table:table-cell>
          <table:table-cell table:style-name="ce30" table:formula="of:=IF(T([.J93])=&quot;&quot;;[.J93];[.D93]*[.$H$100])" office:value-type="float" office:value="10">
            <text:p>10</text:p>
          </table:table-cell>
          <table:table-cell table:style-name="ce30" table:formula="of:=IF(ISERROR([.D93]-[.E93]);[.D93];[.D93]-[.E93])" office:value-type="float" office:value="900">
            <text:p>900</text:p>
          </table:table-cell>
          <table:table-cell table:style-name="ce31" table:number-columns-repeated="2"/>
          <table:table-cell table:style-name="ce29"/>
          <table:table-cell table:style-name="ce29" office:value-type="float" office: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789">
            <text:p>789</text:p>
          </table:table-cell>
          <table:table-cell table:style-name="ce29" office:value-type="float" office:value="117">
            <text:p>117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780">
            <text:p>780</text:p>
          </table:table-cell>
          <table:table-cell table:style-name="ce29" office:value-type="float" office:value="126">
            <text:p>126</text:p>
          </table:table-cell>
          <table:table-cell table:style-name="ce29" office:value-type="string">
            <text:p>W</text:p>
          </table:table-cell>
          <table:table-cell table:style-name="ce29" office:value-type="float" office:value="756">
            <text:p>756</text:p>
          </table:table-cell>
          <table:table-cell table:number-columns-repeated="2" table:style-name="ce29" office:value-type="string">
            <text:p>W</text:p>
          </table:table-cell>
          <table:table-cell table:style-name="ce29" office:value-type="float" office:value="760">
            <text:p>760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58">
            <text:p>758</text:p>
          </table:table-cell>
          <table:table-cell table:style-name="ce29" office:value-type="float" office:value="152">
            <text:p>15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<text:s text:c="3"/>336411</text:p>
          </table:table-cell>
          <table:table-cell table:style-name="ce9" office:value-type="string">
            <text:p><text:s text:c="2"/>Aircraft</text:p>
          </table:table-cell>
          <table:table-cell table:style-name="ce20" office:value-type="string">
            <text:p>Transportation Equipment</text:p>
          </table:table-cell>
          <table:table-cell table:style-name="ce29" office:value-type="float" office:value="104">
            <text:p>104</text:p>
          </table:table-cell>
          <table:table-cell table:style-name="ce30" table:formula="of:=IF(T([.J94])=&quot;&quot;;[.J94];[.D94]*[.$H$100])" office:value-type="float" office:value="3">
            <text:p>3</text:p>
          </table:table-cell>
          <table:table-cell table:style-name="ce30" table:formula="of:=IF(ISERROR([.D94]-[.E94]);[.D94];[.D94]-[.E94])" office:value-type="float" office:value="101">
            <text:p>101</text:p>
          </table:table-cell>
          <table:table-cell table:style-name="ce31" table:number-columns-repeated="2"/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string">
            <text:p>W</text:p>
          </table:table-cell>
          <table:table-cell table:style-name="ce29" office:value-type="float" office:value="93">
            <text:p>93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0">
            <text:p>90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1">
            <text:p>91</text:p>
          </table:table-cell>
          <table:table-cell table:style-name="ce29" office:value-type="float" office:value="14">
            <text:p>14</text:p>
          </table:table-cell>
          <table:table-cell table:style-name="ce29" office:value-type="string">
            <text:p>W</text:p>
          </table:table-cell>
          <table:table-cell table:style-name="ce29" office:value-type="float" office:value="94">
            <text:p>94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9" office:value-type="float" office:value="9">
            <text:p>9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7</text:p>
          </table:table-cell>
          <table:table-cell table:style-name="ce9" office:value-type="string">
            <text:p>Furniture and Related Products</text:p>
          </table:table-cell>
          <table:table-cell table:style-name="ce20" office:value-type="string">
            <text:p>Wood Products</text:p>
          </table:table-cell>
          <table:table-cell table:style-name="ce29" office:value-type="float" office:value="11545">
            <text:p>11,545</text:p>
          </table:table-cell>
          <table:table-cell table:style-name="ce30" table:formula="of:=IF(T([.J95])=&quot;&quot;;[.J95];[.D95]*[.$H$100])" office:value-type="float" office:value="114.541140946835">
            <text:p>115</text:p>
          </table:table-cell>
          <table:table-cell table:style-name="ce30" table:formula="of:=IF(ISERROR([.D95]-[.E95]);[.D95];[.D95]-[.E95])" office:value-type="float" office:value="11430.4588590532">
            <text:p>11430</text:p>
          </table:table-cell>
          <table:table-cell table:style-name="ce31" table:number-columns-repeated="2"/>
          <table:table-cell table:style-name="ce29"/>
          <table:table-cell table:style-name="ce29" office:value-type="string">
            <text:p>Q</text:p>
          </table:table-cell>
          <table:table-cell table:style-name="ce29" office:value-type="string">
            <text:p>W</text:p>
          </table:table-cell>
          <table:table-cell table:style-name="ce29" office:value-type="float" office:value="9530">
            <text:p>9,530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835">
            <text:p>9,835</text:p>
          </table:table-cell>
          <table:table-cell table:style-name="ce29" office:value-type="float" office:value="1710">
            <text:p>1,7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835">
            <text:p>9,835</text:p>
          </table:table-cell>
          <table:table-cell table:style-name="ce29" office:value-type="float" office:value="1710">
            <text:p>1,710</text:p>
          </table:table-cell>
          <table:table-cell table:style-name="ce29" office:value-type="string">
            <text:p>W</text:p>
          </table:table-cell>
          <table:table-cell table:style-name="ce29" office:value-type="float" office:value="9617">
            <text:p>9,617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573">
            <text:p>9,573</text:p>
          </table:table-cell>
          <table:table-cell table:style-name="ce29" office:value-type="float" office:value="1972">
            <text:p>1,972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339</text:p>
          </table:table-cell>
          <table:table-cell table:style-name="ce9" office:value-type="string">
            <text:p>Miscellaneous</text:p>
          </table:table-cell>
          <table:table-cell table:style-name="ce20" office:value-type="string">
            <text:p>Miscellaneous</text:p>
          </table:table-cell>
          <table:table-cell table:style-name="ce29" office:value-type="float" office:value="15787">
            <text:p>15,787</text:p>
          </table:table-cell>
          <table:table-cell table:style-name="ce30" table:formula="of:=IF(T([.J96])=&quot;&quot;;[.J96];[.D96]*[.$H$100])" office:value-type="float" office:value="156.627197239297">
            <text:p>157</text:p>
          </table:table-cell>
          <table:table-cell table:style-name="ce30" table:formula="of:=IF(ISERROR([.D96]-[.E96]);[.D96];[.D96]-[.E96])" office:value-type="float" office:value="15630.3728027607">
            <text:p>15630</text:p>
          </table:table-cell>
          <table:table-cell table:style-name="ce31" table:formula="of:=[.E96]" office:value-type="float" office:value="156.627197239297">
            <text:p>157</text:p>
          </table:table-cell>
          <table:table-cell table:style-name="ce31" table:formula="of:=[.F96]" office:value-type="float" office:value="15630.3728027607">
            <text:p>15630</text:p>
          </table:table-cell>
          <table:table-cell table:style-name="ce29"/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876">
            <text:p>12,876</text:p>
          </table:table-cell>
          <table:table-cell table:style-name="ce29" office:value-type="float" office:value="2911">
            <text:p>2,9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706">
            <text:p>12,706</text:p>
          </table:table-cell>
          <table:table-cell table:style-name="ce29" office:value-type="float" office:value="3081">
            <text:p>3,08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867">
            <text:p>12,867</text:p>
          </table:table-cell>
          <table:table-cell table:style-name="ce29" office:value-type="float" office:value="2920">
            <text:p>2,920</text:p>
          </table:table-cell>
          <table:table-cell table:style-name="ce29" office:value-type="string">
            <text:p>W</text:p>
          </table:table-cell>
          <table:table-cell table:style-name="ce29" office:value-type="float" office:value="12791">
            <text:p>12,791</text:p>
          </table:table-cell>
          <table:table-cell table:style-name="ce29" office:value-type="string">
            <text:p>W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2791">
            <text:p>12,791</text:p>
          </table:table-cell>
          <table:table-cell table:style-name="ce29" office:value-type="float" office:value="2996">
            <text:p>2,996</text:p>
          </table:table-cell>
          <table:table-cell table:number-columns-repeated="999"/>
        </table:table-row>
        <table:table-row table:style-name="ro4">
          <table:table-cell table:style-name="ce9"/>
          <table:table-cell table:style-name="ce9" office:value-type="string">
            <text:p>Total</text:p>
          </table:table-cell>
          <table:table-cell table:style-name="ce9"/>
          <table:table-cell table:style-name="ce29" office:value-type="float" office:value="194733">
            <text:p>194,733</text:p>
          </table:table-cell>
          <table:table-cell table:style-name="ce29" table:number-columns-repeated="5"/>
          <table:table-cell table:style-name="ce29" office:value-type="float" office:value="1932">
            <text:p>1,932</text:p>
          </table:table-cell>
          <table:table-cell table:style-name="ce29" office:value-type="float" office:value="816">
            <text:p>816</text:p>
          </table:table-cell>
          <table:table-cell table:style-name="ce29" office:value-type="float" office:value="16408">
            <text:p>16,408</text:p>
          </table:table-cell>
          <table:table-cell table:style-name="ce29" office:value-type="string">
            <text:p>5 <text:s text:c="3"/>29832</text:p>
          </table:table-cell>
          <table:table-cell table:style-name="ce29" office:value-type="float" office:value="453">
            <text:p>453</text:p>
          </table:table-cell>
          <table:table-cell table:style-name="ce29" office:value-type="float" office:value="16331">
            <text:p>16,331</text:p>
          </table:table-cell>
          <table:table-cell table:style-name="ce29" office:value-type="string">
            <text:p>8 <text:s text:c="3"/>30962</text:p>
          </table:table-cell>
          <table:table-cell table:style-name="ce29" office:value-type="float" office:value="180">
            <text:p>180</text:p>
          </table:table-cell>
          <table:table-cell table:style-name="ce29" office:value-type="float" office:value="16308">
            <text:p>16,308</text:p>
          </table:table-cell>
          <table:table-cell table:style-name="ce29" office:value-type="string">
            <text:p>6 <text:s text:c="3"/>31467</text:p>
          </table:table-cell>
          <table:table-cell table:style-name="ce29" office:value-type="float" office:value="695">
            <text:p>695</text:p>
          </table:table-cell>
          <table:table-cell table:style-name="ce29" office:value-type="float" office:value="16170">
            <text:p>16,170</text:p>
          </table:table-cell>
          <table:table-cell table:style-name="ce29" office:value-type="string">
            <text:p>9 <text:s text:c="3"/>32329</text:p>
          </table:table-cell>
          <table:table-cell table:style-name="ce29" office:value-type="float" office:value="380">
            <text:p>380</text:p>
          </table:table-cell>
          <table:table-cell table:style-name="ce29" office:value-type="float" office:value="163363">
            <text:p>163,363</text:p>
          </table:table-cell>
          <table:table-cell table:style-name="ce29" office:value-type="float" office:value="30991">
            <text:p>30,991</text:p>
          </table:table-cell>
          <table:table-cell table:number-columns-repeated="999"/>
        </table:table-row>
        <table:table-row table:style-name="ro4">
          <table:table-cell table:style-name="ce9" table:number-columns-repeated="3"/>
          <table:table-cell table:style-name="ce29" table:number-columns-repeated="22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<text:s text:c="4"/>(a) The Bureau of the Census classifies establishments using the North American</text:p>
          </table:table-cell>
          <table:table-cell table:number-columns-repeated="2"/>
          <table:table-cell table:style-name="ce19" table:number-columns-repeated="4"/>
          <table:table-cell table:style-name="ce19" table:formula="of:=[.J97]/[.D97]" office:value-type="float" office:value="0.00992127682519142">
            <text:p>0.0099212768</text:p>
          </table:table-cell>
          <table:table-cell table:style-name="ce19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Industry Classification System (NAICS). </text:p>
          </table:table-cell>
          <table:table-cell table:number-columns-repeated="2"/>
          <table:table-cell table:style-name="ce19" table:number-columns-repeated="7"/>
          <table:table-cell table:style-name="ce36" table:number-columns-repeated="3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<text:s text:c="4"/>(b) The 'Establishments' column includes those units which reported any of the five listed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office:value-type="string">
            <text:p>cogeneration technologies in use anytime in 2006, plus those units where usage of those</text:p>
          </table:table-cell>
          <table:table-cell table:number-columns-repeated="2"/>
          <table:table-cell table:style-name="ce19" table:number-columns-repeated="7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cogeneration technologies was not ascertained.</text:p>
          </table:table-cell>
          <table:table-cell table:number-columns-repeated="2"/>
          <table:table-cell table:style-name="ce19" table:number-columns-repeated="7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<text:s text:c="4"/>(c) This count includes only those establishments that reported any of the five listed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5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office:value-type="string">
            <text:p>cogeneration technologies in use anytime in 2006.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office:value-type="string">
            <text:p><text:s text:c="4"/>(d) This count includes only those establishments that reported this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office:value-type="string">
            <text:p>cogeneration technology in use anytime in 2006.</text:p>
          </table:table-cell>
          <table:table-cell table:number-columns-repeated="2"/>
          <table:table-cell table:style-name="ce19" table:number-columns-repeated="7"/>
          <table:table-cell table:style-name="ce35" table:number-columns-repeated="6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 office:value-type="string">
            <text:p><text:s text:c="4"/>NF=No applicable RSE row/column factor.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 office:value-type="string">
            <text:p><text:s text:c="4"/>* Estimate less than 0.5.</text:p>
          </table:table-cell>
          <table:table-cell table:number-columns-repeated="2"/>
          <table:table-cell table:style-name="ce19" table:number-columns-repeated="7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 office:value-type="string">
            <text:p><text:s text:c="4"/>W=Withheld to avoid disclosing data for individual establishments.</text:p>
          </table:table-cell>
          <table:table-cell table:number-columns-repeated="2"/>
          <table:table-cell table:style-name="ce19" table:number-columns-repeated="7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 office:value-type="string">
            <text:p><text:s text:c="4"/>Q=Withheld because Relative Standard Error is greater than 50 percent.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 office:value-type="string">
            <text:p><text:s text:c="4"/>NA=Not available.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 table:number-columns-repeated="2"/>
          <table:table-cell table:style-name="ce35" table:number-columns-repeated="2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<text:s text:c="4"/>Notes: <text:s/>To obtain the RSE percentage for any table cell, multiply the cell's</text:p>
          </table:table-cell>
          <table:table-cell table:number-columns-repeated="2"/>
          <table:table-cell table:style-name="ce19" table:number-columns-repeated="7"/>
          <table:table-cell table:style-name="ce35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corresponding RSE column and RSE row factors. <text:s text:c="2"/>Totals may not equal sum of</text:p>
          </table:table-cell>
          <table:table-cell table:number-columns-repeated="2"/>
          <table:table-cell table:style-name="ce19" table:number-columns-repeated="7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components because of independent rounding.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<text:s text:c="4"/>Source: Energy Information Administration, Office of Energy Markets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and End Use, Energy Consumption Division, Form EIA-846, '2006 Manufacturing</text:p>
          </table:table-cell>
          <table:table-cell table:number-columns-repeated="2"/>
          <table:table-cell table:style-name="ce19" table:number-columns-repeated="7"/>
          <table:table-cell table:style-name="ce36" table:number-columns-repeated="3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11" office:value-type="string">
            <text:p>Energy Consumption Survey.'</text:p>
          </table:table-cell>
          <table:table-cell table:number-columns-repeated="2"/>
          <table:table-cell table:style-name="ce19" table:number-columns-repeated="7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3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11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7"/>
          <table:table-cell table:style-name="ce36"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8" table:number-columns-repeated="16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5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5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4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3"/>
          <table:table-cell table:style-name="ce35" table:number-columns-repeated="3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7"/>
          <table:table-cell table:style-name="ce36"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8" table:number-columns-repeated="16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/>
          <table:table-cell table:style-name="ce35" table:number-columns-repeated="3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4"/>
          <table:table-cell table:style-name="ce35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7"/>
          <table:table-cell table:style-name="ce36"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8" table:number-columns-repeated="16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5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8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4"/>
          <table:table-cell table:style-name="ce35" table:number-columns-repeated="3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5"/>
          <table:table-cell table:style-name="ce35" table:number-columns-repeated="3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5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7"/>
          <table:table-cell table:style-name="ce36"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8" table:number-columns-repeated="16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3"/>
          <table:table-cell table:style-name="ce36"/>
          <table:table-cell table:style-name="ce35" table:number-columns-repeated="2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4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 table:number-columns-repeated="4"/>
          <table:table-cell table:style-name="ce36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4"/>
          <table:table-cell table:style-name="ce35" table:number-columns-repeated="2"/>
          <table:table-cell table:style-name="ce36"/>
          <table:table-cell table:style-name="ce35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3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 table:number-rows-repeated="2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 table:number-columns-repeated="3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7"/>
          <table:table-cell table:style-name="ce36"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8" table:number-columns-repeated="16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number-columns-repeated="3"/>
          <table:table-cell table:style-name="ce19"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4"/>
          <table:table-cell table:style-name="ce35" table:number-columns-repeated="2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/>
          <table:table-cell table:style-name="ce35"/>
          <table:table-cell table:style-name="ce36" table:number-columns-repeated="3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 table:number-columns-repeated="3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4"/>
          <table:table-cell table:style-name="ce36" table:number-columns-repeated="2"/>
          <table:table-cell table:style-name="ce35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 table:number-columns-repeated="2"/>
          <table:table-cell table:style-name="ce36" table:number-columns-repeated="10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3"/>
          <table:table-cell table:style-name="ce35"/>
          <table:table-cell table:style-name="ce36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 table:number-columns-repeated="2"/>
          <table:table-cell table:style-name="ce36" table:number-columns-repeated="2"/>
          <table:table-cell table:style-name="ce35" table:number-columns-repeated="2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5"/>
          <table:table-cell table:style-name="ce35" table:number-columns-repeated="2"/>
          <table:table-cell table:style-name="ce36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2"/>
          <table:table-cell table:style-name="ce35" table:number-columns-repeated="9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2"/>
          <table:table-cell table:style-name="ce35" table:number-columns-repeated="2"/>
          <table:table-cell table:style-name="ce36" table:number-columns-repeated="2"/>
          <table:table-cell table:style-name="ce35" table:number-columns-repeated="2"/>
          <table:table-cell table:style-name="ce36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3"/>
          <table:table-cell table:style-name="ce35" table:number-columns-repeated="8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 table:number-columns-repeated="11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/>
          <table:table-cell table:style-name="ce35" table:number-columns-repeated="2"/>
          <table:table-cell table:style-name="ce36" table:number-columns-repeated="4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35"/>
          <table:table-cell table:style-name="ce36" table:number-columns-repeated="2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5"/>
          <table:table-cell table:style-name="ce36" table:number-columns-repeated="3"/>
          <table:table-cell table:style-name="ce35"/>
          <table:table-cell table:style-name="ce36" table:number-columns-repeated="3"/>
          <table:table-cell table:style-name="ce35" table:number-columns-repeated="7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9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 table:number-columns-repeated="15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7"/>
          <table:table-cell table:style-name="ce36"/>
          <table:table-cell table:number-columns-repeated="14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22"/>
          <table:table-cell table:style-name="ce38"/>
          <table:table-cell table:number-columns-repeated="998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31">
          <table:table-cell table:style-name="ce9"/>
          <table:table-cell table:style-name="ce19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9"/>
          <table:table-cell table:style-name="ce19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31">
          <table:table-cell table:style-name="ce9"/>
          <table:table-cell table:style-name="ce19" table:number-columns-repeated="2"/>
          <table:table-cell table:number-columns-repeated="1021"/>
        </table:table-row>
        <table:table-row table:style-name="ro4" table:number-rows-repeated="10482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Regression_Int" table:base-cell-address="$'Table 8.3'.$A$1" table:expression="1"/>
        <table:named-range table:name="Excel_BuiltIn_Print_Area" table:base-cell-address="$'Table 8.3'.$A$1" table:cell-range-address="$'Table 8.3'.$A$1:.$Y$119" table:range-usable-as="print-range"/>
        <table:named-expression table:name="Print_Area_MI" table:base-cell-address="$'Table 8.3'.$A$1" table:expression="[$'Table 8.3'.$#REF!$#REF!:.$#REF!$#REF!]"/>
        <table:named-range table:name="Excel_BuiltIn_Print_Titles" table:base-cell-address="$'Table 8.3'.$A$1" table:cell-range-address="$'Table 8.3'.$A$1:.$AMJ$14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LV" svg:font-family="HLV"/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number-style style:name="N130">
      <number:number number:decimal-places="1" number:min-integer-digits="1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/>
      <number:text> </number:text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35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5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3" style:display-name="PageStyle_Table 8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8T15:50:47.95</dc:date>
    <meta:print-date>2010-01-28T11:10:50</meta:print-date>
    <meta:generator>OpenOffice.org/3.4$Win32 OpenOffice.org_project/340m1$Build-9590</meta:generator>
    <meta:editing-duration>PT1H11M20S</meta:editing-duration>
    <meta:editing-cycles>4</meta:editing-cycles>
    <meta:document-statistic meta:table-count="1" meta:cell-count="1841" meta:object-count="0"/>
  </office:meta>
</office:document-meta>
</file>